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19cm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71cm" fo:min-width="0.97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46cm" fo:min-width="0.97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285cm" fo:min-width="0.97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5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51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1cm" fo:min-width="0cm"/>
    </style:style>
    <style:style style:name="gr15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DejaVu Sans'" style:font-family-generic="swiss" style:font-pitch="variable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family="'DejaVu Sans'" style:font-family-generic="swiss" style:font-pitch="variable"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DejaVu Sans'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3" draw:layer="layout" svg:width="0.95cm" svg:height="0.95cm" svg:x="1.32cm" svg:y="19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11.867cm" svg:y1="-4.715cm" svg:x2="-11.73cm" svg:y2="-4.379cm" svg:d="m-11867-4715c-751 0-820 336 137 336">
          <text:p/>
        </draw:connector>
        <draw:custom-shape draw:style-name="gr3" draw:text-style-name="P2" draw:id="id1" draw:layer="layout" svg:width="0.949cm" svg:height="0.949cm" svg:x="2.135cm" svg:y="5.131cm">
          <text:p text:style-name="P3">0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id="id2" draw:layer="layout" svg:width="0.949cm" svg:height="0.949cm" svg:x="6.715cm" svg:y="5.131cm">
          <text:p text:style-name="P3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id="id3" draw:layer="layout" svg:width="0.949cm" svg:height="0.949cm" svg:x="11.39cm" svg:y="5.131cm">
          <text:p text:style-name="P3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id="id4" draw:layer="layout" svg:width="0.949cm" svg:height="0.949cm" svg:x="15.926cm" svg:y="5.131cm">
          <text:p text:style-name="P3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3.084cm" svg:y1="5.605cm" svg:x2="6.715cm" svg:y2="5.605cm" draw:start-shape="id1" draw:start-glue-point="10" draw:end-shape="id2" draw:end-glue-point="6" svg:d="m3084 5605h3631">
          <text:p/>
        </draw:connector>
        <draw:connector draw:style-name="gr2" draw:text-style-name="P2" draw:layer="layout" draw:type="curve" svg:x1="7.189cm" svg:y1="5.131cm" svg:x2="7.525cm" svg:y2="5.268cm" draw:start-shape="id2" draw:start-glue-point="4" draw:end-shape="id2" draw:end-glue-point="11" svg:d="m7189 5131c0-751 336-820 336 137">
          <text:p/>
        </draw:connector>
        <draw:connector draw:style-name="gr2" draw:text-style-name="P2" draw:layer="layout" draw:type="curve" svg:x1="7.664cm" svg:y1="5.605cm" svg:x2="11.39cm" svg:y2="5.605cm" draw:start-shape="id2" draw:start-glue-point="10" draw:end-shape="id3" draw:end-glue-point="6" svg:d="m7664 5605h3726">
          <text:p/>
        </draw:connector>
        <draw:connector draw:style-name="gr2" draw:text-style-name="P2" draw:layer="layout" draw:type="curve" svg:x1="12.339cm" svg:y1="5.605cm" svg:x2="15.926cm" svg:y2="5.605cm" draw:start-shape="id3" draw:start-glue-point="10" draw:end-shape="id4" draw:end-glue-point="6" svg:d="m12339 5605h3587">
          <text:p/>
        </draw:connector>
        <draw:connector draw:style-name="gr2" draw:text-style-name="P2" draw:layer="layout" draw:type="curve" svg:x1="11.864cm" svg:y1="5.131cm" svg:x2="12.2cm" svg:y2="5.268cm" draw:start-shape="id3" draw:start-glue-point="4" draw:end-shape="id3" draw:end-glue-point="11" svg:d="m11864 5131c0-751 336-820 336 137">
          <text:p/>
        </draw:connector>
        <draw:frame draw:style-name="gr4" draw:text-style-name="P5" draw:layer="layout" svg:width="3.402cm" svg:height="0.747cm" svg:x="3.061cm" svg:y="4.975cm">
          <draw:text-box>
            <text:p text:style-name="P4"><text:span text:style-name="T1">[B/B R, B/B R]</text:span></text:p>
          </draw:text-box>
        </draw:frame>
        <draw:frame draw:style-name="gr4" draw:text-style-name="P5" draw:layer="layout" svg:width="3.288cm" svg:height="0.747cm" svg:x="7.745cm" svg:y="4.91cm">
          <draw:text-box>
            <text:p text:style-name="P4"><text:span text:style-name="T1">[B/B L, B/B L]</text:span></text:p>
          </draw:text-box>
        </draw:frame>
        <draw:frame draw:style-name="gr4" draw:text-style-name="P5" draw:layer="layout" svg:width="3.351cm" svg:height="0.747cm" svg:x="12.401cm" svg:y="4.91cm">
          <draw:text-box>
            <text:p text:style-name="P4"><text:span text:style-name="T1">[B/B S, B/B S]</text:span></text:p>
          </draw:text-box>
        </draw:frame>
        <draw:frame draw:style-name="gr4" draw:text-style-name="P5" draw:layer="layout" svg:width="3.343cm" svg:height="1.243cm" svg:x="5.951cm" svg:y="3.44cm">
          <draw:text-box>
            <text:p text:style-name="P4"><text:span text:style-name="T1">[a/a R, B/X R]</text:span></text:p>
            <text:p text:style-name="P4"><text:span text:style-name="T1">[b/b R, B/B S]</text:span></text:p>
          </draw:text-box>
        </draw:frame>
        <draw:frame draw:style-name="gr4" draw:text-style-name="P5" draw:layer="layout" svg:width="3.258cm" svg:height="1.739cm" svg:x="10.49cm" svg:y="2.84cm">
          <draw:text-box>
            <text:p text:style-name="P4"><text:span text:style-name="T1">[a/a L, B/B S]</text:span></text:p>
            <text:p text:style-name="P4"><text:span text:style-name="T1">[a/a L, X/X S]</text:span></text:p>
            <text:p text:style-name="P4"><text:span text:style-name="T1">[b/b L, X/B L]</text:span></text:p>
          </draw:text-box>
        </draw:frame>
        <draw:custom-shape draw:style-name="gr3" draw:text-style-name="P2" draw:layer="layout" svg:width="0.786cm" svg:height="0.786cm" svg:x="15.987cm" svg:y="5.222cm">
          <text:p text:style-name="P3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5" draw:layer="layout" svg:width="0.95cm" svg:height="0.95cm" svg:x="-10.43cm" svg:y="16.564cm">
          <text:p text:style-name="P6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6" draw:layer="layout" svg:width="0.95cm" svg:height="0.95cm" svg:x="-7.569cm" svg:y="16.564cm">
          <text:p text:style-name="P6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7" draw:layer="layout" svg:width="0.95cm" svg:height="0.95cm" svg:x="-4.394cm" svg:y="16.564cm">
          <text:p text:style-name="P6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8" draw:layer="layout" svg:width="0.95cm" svg:height="0.95cm" svg:x="-1.533cm" svg:y="16.564cm">
          <text:p text:style-name="P6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9" draw:layer="layout" svg:width="0.95cm" svg:height="0.95cm" svg:x="1.32cm" svg:y="16.56cm">
          <text:p text:style-name="P6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id="id12" draw:layer="layout" svg:width="0.95cm" svg:height="0.95cm" svg:x="-1.54cm" svg:y="19.10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0" draw:layer="layout" svg:width="0.95cm" svg:height="0.95cm" svg:x="-7.57cm" svg:y="19.1cm">
          <text:p text:style-name="P6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1" draw:layer="layout" svg:width="0.95cm" svg:height="0.95cm" svg:x="-4.394cm" svg:y="19.104cm">
          <text:p text:style-name="P6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-11.065cm" svg:y1="19.615cm" svg:x2="-10.43cm" svg:y2="19.615cm">
          <text:p/>
        </draw:line>
        <draw:connector draw:style-name="gr6" draw:text-style-name="P1" draw:layer="layout" draw:type="curve" svg:x1="-9.48cm" svg:y1="17.039cm" svg:x2="-7.569cm" svg:y2="17.039cm" draw:start-shape="id5" draw:start-glue-point="10" draw:end-shape="id6" draw:end-glue-point="6" svg:d="m-9480 17039h1911">
          <text:p/>
        </draw:connector>
        <draw:connector draw:style-name="gr6" draw:text-style-name="P1" draw:layer="layout" draw:type="curve" svg:x1="-4.255cm" svg:y1="16.703cm" svg:x2="-6.758cm" svg:y2="16.703cm" draw:start-shape="id7" draw:start-glue-point="5" draw:end-shape="id6" draw:end-glue-point="11" svg:d="m-4255 16703h-2503">
          <text:p/>
        </draw:connector>
        <draw:connector draw:style-name="gr6" draw:text-style-name="P1" draw:layer="layout" draw:type="curve" svg:x1="-6.619cm" svg:y1="17.039cm" svg:x2="-4.394cm" svg:y2="17.039cm" draw:start-shape="id6" draw:start-glue-point="10" draw:end-shape="id7" draw:end-glue-point="6" svg:d="m-6619 17039h2225">
          <text:p/>
        </draw:connector>
        <draw:connector draw:style-name="gr6" draw:text-style-name="P1" draw:layer="layout" draw:type="curve" svg:x1="-3.444cm" svg:y1="17.039cm" svg:x2="-1.533cm" svg:y2="17.039cm" draw:start-shape="id7" draw:start-glue-point="10" draw:end-shape="id8" draw:end-glue-point="6" svg:d="m-3444 17039h1911">
          <text:p/>
        </draw:connector>
        <draw:connector draw:style-name="gr6" draw:text-style-name="P1" draw:layer="layout" draw:type="curve" svg:x1="-1.394cm" svg:y1="16.703cm" svg:x2="-1.058cm" svg:y2="16.564cm" draw:start-shape="id8" draw:start-glue-point="5" draw:end-shape="id8" draw:end-glue-point="4" svg:d="m-1394 16703c0-960 336-890 336-139">
          <text:p/>
        </draw:connector>
        <draw:connector draw:style-name="gr6" draw:text-style-name="P1" draw:layer="layout" draw:type="curve" svg:x1="-0.583cm" svg:y1="17.039cm" svg:x2="1.32cm" svg:y2="17.035cm" draw:start-shape="id8" draw:start-glue-point="10" draw:end-shape="id9" draw:end-glue-point="6" svg:d="m-583 17039c1428 0 477-4 1903-4">
          <text:p/>
        </draw:connector>
        <draw:connector draw:style-name="gr6" draw:text-style-name="P1" draw:layer="layout" draw:type="curve" svg:x1="-7.094cm" svg:y1="17.514cm" svg:x2="-7.095cm" svg:y2="19.1cm" draw:start-shape="id6" draw:start-glue-point="8" draw:end-shape="id10" draw:end-glue-point="4" svg:d="m-7094 17514c0 1189-1 397-1 1586">
          <text:p/>
        </draw:connector>
        <draw:connector draw:style-name="gr6" draw:text-style-name="P1" draw:layer="layout" draw:type="curve" svg:x1="-7.095cm" svg:y1="20.05cm" svg:x2="-6.759cm" svg:y2="19.911cm" draw:start-shape="id10" draw:start-glue-point="8" draw:end-shape="id10" draw:end-glue-point="9" svg:d="m-7095 20050c0 751 336 821 336-139">
          <text:p/>
        </draw:connector>
        <draw:connector draw:style-name="gr6" draw:text-style-name="P1" draw:layer="layout" draw:type="curve" svg:x1="-6.62cm" svg:y1="19.575cm" svg:x2="-4.394cm" svg:y2="19.579cm" draw:start-shape="id10" draw:start-glue-point="10" draw:end-shape="id11" draw:end-glue-point="6" svg:d="m-6620 19575c1671 0 558 4 2226 4">
          <text:p/>
        </draw:connector>
        <draw:connector draw:style-name="gr6" draw:text-style-name="P1" draw:layer="layout" draw:type="curve" svg:x1="-3.444cm" svg:y1="19.579cm" svg:x2="-1.54cm" svg:y2="19.579cm" draw:start-shape="id11" draw:start-glue-point="10" draw:end-shape="id12" draw:end-glue-point="6" svg:d="m-3444 19579h1904">
          <text:p/>
        </draw:connector>
        <draw:custom-shape draw:style-name="gr5" draw:text-style-name="P1" draw:layer="layout" svg:width="0.634cm" svg:height="0.636cm" svg:x="-1.369cm" svg:y="19.234cm">
          <text:p text:style-name="P6"><text:span text:style-name="T2">8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8" draw:layer="layout" svg:width="2.242cm" svg:height="0.96cm" svg:x="-6.322cm" svg:y="17.185cm">
          <draw:text-box>
            <text:p text:style-name="P7"><text:span text:style-name="T3">1/1 R</text:span></text:p>
          </draw:text-box>
        </draw:frame>
        <draw:frame draw:style-name="gr8" draw:text-style-name="P8" draw:layer="layout" svg:width="2.243cm" svg:height="0.747cm" svg:x="-6.321cm" svg:y="15.294cm">
          <draw:text-box>
            <text:p text:style-name="P7"><text:span text:style-name="T3">1/1 R</text:span></text:p>
          </draw:text-box>
        </draw:frame>
        <draw:frame draw:style-name="gr8" draw:text-style-name="P8" draw:layer="layout" svg:width="2.243cm" svg:height="0.747cm" svg:x="-8.461cm" svg:y="17.723cm">
          <draw:text-box>
            <text:p text:style-name="P7"><text:span text:style-name="T3">B/B L</text:span></text:p>
          </draw:text-box>
        </draw:frame>
        <draw:frame draw:style-name="gr8" draw:text-style-name="P8" draw:layer="layout" svg:width="2.243cm" svg:height="0.747cm" svg:x="-8.463cm" svg:y="19.938cm">
          <draw:text-box>
            <text:p text:style-name="P7"><text:span text:style-name="T3">1/B L</text:span></text:p>
          </draw:text-box>
        </draw:frame>
        <draw:frame draw:style-name="gr8" draw:text-style-name="P8" draw:layer="layout" svg:width="2.243cm" svg:height="0.747cm" svg:x="-6.557cm" svg:y="18.892cm">
          <draw:text-box>
            <text:p text:style-name="P7"><text:span text:style-name="T3">B/B R</text:span></text:p>
          </draw:text-box>
        </draw:frame>
        <draw:frame draw:style-name="gr8" draw:text-style-name="P8" draw:layer="layout" svg:width="2.243cm" svg:height="0.747cm" svg:x="-3.382cm" svg:y="18.892cm">
          <draw:text-box>
            <text:p text:style-name="P7"><text:span text:style-name="T3">B/1 L</text:span></text:p>
          </draw:text-box>
        </draw:frame>
        <draw:frame draw:style-name="gr8" draw:text-style-name="P8" draw:layer="layout" svg:width="2.243cm" svg:height="0.747cm" svg:x="-3.482cm" svg:y="16.453cm">
          <draw:text-box>
            <text:p text:style-name="P7"><text:span text:style-name="T3">B/B L</text:span></text:p>
          </draw:text-box>
        </draw:frame>
        <draw:frame draw:style-name="gr8" draw:text-style-name="P8" draw:layer="layout" svg:width="2.243cm" svg:height="0.747cm" svg:x="-2.175cm" svg:y="15.294cm">
          <draw:text-box>
            <text:p text:style-name="P7"><text:span text:style-name="T3">1/B L</text:span></text:p>
          </draw:text-box>
        </draw:frame>
        <draw:frame draw:style-name="gr8" draw:text-style-name="P8" draw:layer="layout" svg:width="2.243cm" svg:height="0.747cm" svg:x="-0.607cm" svg:y="16.453cm">
          <draw:text-box>
            <text:p text:style-name="P7"><text:span text:style-name="T3">B/B R</text:span></text:p>
          </draw:text-box>
        </draw:frame>
        <draw:custom-shape draw:style-name="gr5" draw:text-style-name="P1" draw:layer="layout" svg:width="0.634cm" svg:height="0.634cm" svg:x="1.467cm" svg:y="19.271cm">
          <text:p text:style-name="P6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8" draw:layer="layout" svg:width="2.243cm" svg:height="0.747cm" svg:x="-9.595cm" svg:y="16.44cm">
          <draw:text-box>
            <text:p text:style-name="P7"><text:span text:style-name="T3">1/1 R</text:span></text:p>
          </draw:text-box>
        </draw:frame>
        <draw:line draw:style-name="gr6" draw:text-style-name="P1" draw:layer="layout" svg:x1="1.5cm" svg:y1="5.58cm" svg:x2="2.135cm" svg:y2="5.58cm">
          <text:p/>
        </draw:line>
        <draw:connector draw:style-name="gr2" draw:text-style-name="P2" draw:layer="layout" draw:type="curve" svg:x1="1.795cm" svg:y1="17.51cm" svg:x2="1.795cm" svg:y2="19.1cm" draw:start-shape="id9" draw:start-glue-point="8" draw:end-shape="id13" draw:end-glue-point="4" svg:d="m1795 17510v1590">
          <text:p/>
        </draw:connector>
        <draw:frame draw:style-name="gr8" draw:text-style-name="P8" draw:layer="layout" svg:width="2.243cm" svg:height="0.747cm" svg:x="1.635cm" svg:y="17.733cm">
          <draw:text-box>
            <text:p text:style-name="P7"><text:span text:style-name="T3">B/0 L</text:span></text:p>
          </draw:text-box>
        </draw:frame>
        <draw:custom-shape draw:style-name="gr5" draw:text-style-name="P1" draw:id="id23" draw:layer="layout" svg:width="0.95cm" svg:height="0.95cm" svg:x="-10.43cm" svg:y="19.1cm">
          <text:p text:style-name="P6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-13.405cm" svg:y1="23.425cm" svg:x2="-12.77cm" svg:y2="23.425cm">
          <text:p/>
        </draw:line>
        <draw:custom-shape draw:style-name="gr5" draw:text-style-name="P1" draw:layer="layout" svg:width="0.95cm" svg:height="0.95cm" svg:x="-12.77cm" svg:y="22.91cm">
          <text:p text:style-name="P6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4" draw:layer="layout" svg:width="0.95cm" svg:height="0.95cm" svg:x="-12.77cm" svg:y="22.91cm">
          <text:p text:style-name="P6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5" draw:layer="layout" svg:width="0.95cm" svg:height="0.95cm" svg:x="-10.11cm" svg:y="22.91cm">
          <text:p text:style-name="P6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6" draw:layer="layout" svg:width="0.95cm" svg:height="0.95cm" svg:x="-7.57cm" svg:y="22.91cm">
          <text:p text:style-name="P6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7" draw:layer="layout" svg:width="0.95cm" svg:height="0.95cm" svg:x="-5.03cm" svg:y="22.91cm">
          <text:p text:style-name="P6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8" draw:layer="layout" svg:width="0.95cm" svg:height="0.95cm" svg:x="-2.41cm" svg:y="22.91cm">
          <text:p text:style-name="P6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9" draw:layer="layout" svg:width="0.95cm" svg:height="0.95cm" svg:x="0.315cm" svg:y="22.91cm">
          <text:p text:style-name="P6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0" draw:layer="layout" svg:width="0.95cm" svg:height="0.95cm" svg:x="-7.57cm" svg:y="25.13cm">
          <text:p text:style-name="P6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1" draw:layer="layout" svg:width="0.95cm" svg:height="0.95cm" svg:x="-4.93cm" svg:y="25.13cm">
          <text:p text:style-name="P6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8" draw:layer="layout" svg:width="2.243cm" svg:height="0.747cm" svg:x="-12.038cm" svg:y="22.79cm">
          <draw:text-box>
            <text:p text:style-name="P7"><text:span text:style-name="T3">B/B R</text:span></text:p>
          </draw:text-box>
        </draw:frame>
        <draw:connector draw:style-name="gr2" draw:text-style-name="P2" draw:layer="layout" draw:type="curve" svg:x1="-11.82cm" svg:y1="23.385cm" svg:x2="-10.11cm" svg:y2="23.385cm" draw:start-shape="id14" draw:start-glue-point="10" draw:end-shape="id15" draw:end-glue-point="6" svg:d="m-11820 23385h1710">
          <text:p/>
        </draw:connector>
        <draw:connector draw:style-name="gr2" draw:text-style-name="P2" draw:layer="layout" draw:type="curve" svg:x1="-9.635cm" svg:y1="22.91cm" svg:x2="-9.299cm" svg:y2="23.049cm" draw:start-shape="id15" draw:start-glue-point="4" draw:end-shape="id15" draw:end-glue-point="11" svg:d="m-9635 22910c0-751 336-821 336 139">
          <text:p/>
        </draw:connector>
        <draw:connector draw:style-name="gr2" draw:text-style-name="P2" draw:layer="layout" draw:type="curve" svg:x1="-9.16cm" svg:y1="23.385cm" svg:x2="-7.57cm" svg:y2="23.385cm" draw:start-shape="id15" draw:start-glue-point="10" draw:end-shape="id16" draw:end-glue-point="6" svg:d="m-9160 23385h1590">
          <text:p/>
        </draw:connector>
        <draw:connector draw:style-name="gr2" draw:text-style-name="P2" draw:layer="layout" draw:type="curve" svg:x1="-6.62cm" svg:y1="23.385cm" svg:x2="-5.03cm" svg:y2="23.385cm" draw:start-shape="id16" draw:start-glue-point="10" draw:end-shape="id17" draw:end-glue-point="6" svg:d="m-6620 23385h1590">
          <text:p/>
        </draw:connector>
        <draw:connector draw:style-name="gr2" draw:text-style-name="P2" draw:layer="layout" draw:type="curve" svg:x1="-4.555cm" svg:y1="22.91cm" svg:x2="-4.219cm" svg:y2="23.049cm" draw:start-shape="id17" draw:start-glue-point="4" draw:end-shape="id17" draw:end-glue-point="11" svg:d="m-4555 22910c0-751 336-821 336 139">
          <text:p/>
        </draw:connector>
        <draw:connector draw:style-name="gr2" draw:text-style-name="P2" draw:layer="layout" draw:type="curve" svg:x1="-4.08cm" svg:y1="23.385cm" svg:x2="-2.41cm" svg:y2="23.385cm" draw:start-shape="id17" draw:start-glue-point="10" draw:end-shape="id18" draw:end-glue-point="6" svg:d="m-4080 23385h1670">
          <text:p/>
        </draw:connector>
        <draw:connector draw:style-name="gr2" draw:text-style-name="P2" draw:layer="layout" draw:type="curve" svg:x1="-1.46cm" svg:y1="23.385cm" svg:x2="0.315cm" svg:y2="23.385cm" draw:start-shape="id18" draw:start-glue-point="10" draw:end-shape="id19" svg:d="m-1460 23385h1775">
          <text:p/>
        </draw:connector>
        <draw:connector draw:style-name="gr2" draw:text-style-name="P2" draw:layer="layout" draw:type="curve" svg:x1="-7.431cm" svg:y1="25.941cm" svg:x2="-7.57cm" svg:y2="25.605cm" draw:start-shape="id20" draw:start-glue-point="7" draw:end-shape="id20" draw:end-glue-point="6" svg:d="m-7431 25941c-960 0-890-336-139-336">
          <text:p/>
        </draw:connector>
        <draw:connector draw:style-name="gr2" draw:text-style-name="P2" draw:layer="layout" draw:type="curve" svg:x1="-6.62cm" svg:y1="25.605cm" svg:x2="-4.93cm" svg:y2="25.605cm" draw:start-shape="id20" draw:start-glue-point="10" draw:end-shape="id21" draw:end-glue-point="3" svg:d="m-6620 25605h1690">
          <text:p/>
        </draw:connector>
        <draw:connector draw:style-name="gr2" draw:text-style-name="P2" draw:layer="layout" draw:type="curve" svg:x1="-7.095cm" svg:y1="23.86cm" svg:x2="-7.095cm" svg:y2="25.13cm" draw:start-shape="id16" draw:start-glue-point="8" draw:end-shape="id20" draw:end-glue-point="4" svg:d="m-7095 23860v1270">
          <text:p/>
        </draw:connector>
        <draw:custom-shape draw:style-name="gr5" draw:text-style-name="P1" draw:id="id22" draw:layer="layout" svg:width="0.95cm" svg:height="0.95cm" svg:x="-2.21cm" svg:y="25.13cm">
          <text:p text:style-name="P6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3.98cm" svg:y1="25.605cm" svg:x2="-2.21cm" svg:y2="25.605cm" draw:start-shape="id21" draw:start-glue-point="10" draw:end-shape="id22" draw:end-glue-point="6" svg:d="m-3980 25605h1770">
          <text:p/>
        </draw:connector>
        <draw:frame draw:style-name="gr8" draw:text-style-name="P8" draw:layer="layout" svg:width="2.243cm" svg:height="1.243cm" svg:x="-10.43cm" svg:y="21.32cm">
          <draw:text-box>
            <text:p text:style-name="P7"><text:span text:style-name="T3">1/1 R</text:span></text:p>
            <text:p text:style-name="P7"><text:span text:style-name="T3">0/0 R</text:span></text:p>
          </draw:text-box>
        </draw:frame>
        <draw:frame draw:style-name="gr8" draw:text-style-name="P8" draw:layer="layout" svg:width="2.243cm" svg:height="0.747cm" svg:x="-9.398cm" svg:y="22.79cm">
          <draw:text-box>
            <text:p text:style-name="P7"><text:span text:style-name="T3">B/B L</text:span></text:p>
          </draw:text-box>
        </draw:frame>
        <draw:frame draw:style-name="gr8" draw:text-style-name="P8" draw:layer="layout" svg:width="2.243cm" svg:height="0.747cm" svg:x="-6.858cm" svg:y="22.778cm">
          <draw:text-box>
            <text:p text:style-name="P7"><text:span text:style-name="T3">1/B L</text:span></text:p>
          </draw:text-box>
        </draw:frame>
        <draw:frame draw:style-name="gr8" draw:text-style-name="P8" draw:layer="layout" svg:width="2.243cm" svg:height="1.243cm" svg:x="-5.35cm" svg:y="21.32cm">
          <draw:text-box>
            <text:p text:style-name="P7"><text:span text:style-name="T3">0/B L</text:span></text:p>
            <text:p text:style-name="P7"><text:span text:style-name="T3">1/B L</text:span></text:p>
          </draw:text-box>
        </draw:frame>
        <draw:frame draw:style-name="gr8" draw:text-style-name="P8" draw:layer="layout" svg:width="2.243cm" svg:height="0.747cm" svg:x="-4.318cm" svg:y="22.79cm">
          <draw:text-box>
            <text:p text:style-name="P7"><text:span text:style-name="T3">B/B R</text:span></text:p>
          </draw:text-box>
        </draw:frame>
        <draw:frame draw:style-name="gr8" draw:text-style-name="P8" draw:layer="layout" svg:width="2.243cm" svg:height="0.747cm" svg:x="-1.64cm" svg:y="22.778cm">
          <draw:text-box>
            <text:p text:style-name="P7"><text:span text:style-name="T3">B/0 L</text:span></text:p>
          </draw:text-box>
        </draw:frame>
        <draw:frame draw:style-name="gr8" draw:text-style-name="P8" draw:layer="layout" svg:width="2.243cm" svg:height="0.747cm" svg:x="-7.255cm" svg:y="23.86cm">
          <draw:text-box>
            <text:p text:style-name="P7"><text:span text:style-name="T3">0/B L</text:span></text:p>
          </draw:text-box>
        </draw:frame>
        <draw:frame draw:style-name="gr8" draw:text-style-name="P8" draw:layer="layout" svg:width="2.243cm" svg:height="1.243cm" svg:x="-9.495cm" svg:y="25.122cm">
          <draw:text-box>
            <text:p text:style-name="P7"><text:span text:style-name="T3">0/B L</text:span></text:p>
            <text:p text:style-name="P7"><text:span text:style-name="T3">1/B L</text:span></text:p>
          </draw:text-box>
        </draw:frame>
        <draw:frame draw:style-name="gr8" draw:text-style-name="P8" draw:layer="layout" svg:width="2.243cm" svg:height="0.747cm" svg:x="-6.855cm" svg:y="25.018cm">
          <draw:text-box>
            <text:p text:style-name="P7"><text:span text:style-name="T3">B/B R</text:span></text:p>
          </draw:text-box>
        </draw:frame>
        <draw:frame draw:style-name="gr8" draw:text-style-name="P8" draw:layer="layout" svg:width="2.243cm" svg:height="0.747cm" svg:x="-4.08cm" svg:y="24.983cm">
          <draw:text-box>
            <text:p text:style-name="P7"><text:span text:style-name="T3">B/1 L</text:span></text:p>
          </draw:text-box>
        </draw:frame>
        <draw:connector draw:style-name="gr2" draw:text-style-name="P2" draw:layer="layout" draw:type="curve" svg:x1="-9.955cm" svg:y1="19.1cm" svg:x2="-9.955cm" svg:y2="17.514cm" draw:start-shape="id23" draw:start-glue-point="4" draw:end-shape="id5" draw:end-glue-point="8" svg:d="m-9955 19100v-1586">
          <text:p/>
        </draw:connector>
        <draw:frame draw:style-name="gr8" draw:text-style-name="P8" draw:layer="layout" svg:width="2.243cm" svg:height="0.747cm" svg:x="-10.133cm" svg:y="18.145cm">
          <draw:text-box>
            <text:p text:style-name="P7"><text:span text:style-name="T3">B/B R</text:span></text:p>
          </draw:text-box>
        </draw:frame>
        <draw:custom-shape draw:style-name="gr5" draw:text-style-name="P1" draw:layer="layout" svg:width="0.715cm" svg:height="0.715cm" svg:x="-2.086cm" svg:y="25.254cm">
          <text:p text:style-name="P6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4" draw:layer="layout" svg:width="0.95cm" svg:height="0.95cm" svg:x="-15.27cm" svg:y="33.705cm">
          <text:p text:style-name="P6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5" draw:layer="layout" svg:width="0.95cm" svg:height="0.95cm" svg:x="-12.73cm" svg:y="33.705cm">
          <text:p text:style-name="P6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6" draw:layer="layout" svg:width="0.95cm" svg:height="0.95cm" svg:x="-10.19cm" svg:y="33.705cm">
          <text:p text:style-name="P6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7" draw:layer="layout" svg:width="0.95cm" svg:height="0.95cm" svg:x="-7.65cm" svg:y="33.705cm">
          <text:p text:style-name="P6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95cm" svg:height="0.95cm" svg:x="-15.125cm" svg:y="38.15cm">
          <text:p text:style-name="P6"><text:span text:style-name="T2">1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35" draw:layer="layout" svg:width="0.95cm" svg:height="0.95cm" svg:x="-15.11cm" svg:y="36.245cm">
          <text:p text:style-name="P6"><text:span text:style-name="T2">1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34" draw:layer="layout" svg:width="0.95cm" svg:height="0.95cm" svg:x="-12.57cm" svg:y="36.245cm">
          <text:p text:style-name="P6"><text:span text:style-name="T2">1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33" draw:layer="layout" svg:width="0.95cm" svg:height="0.95cm" svg:x="-7.629cm" svg:y="36.245cm">
          <text:p text:style-name="P6"><text:span text:style-name="T2">1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14.32cm" svg:y1="34.18cm" svg:x2="-12.73cm" svg:y2="34.18cm" draw:start-shape="id24" draw:start-glue-point="10" draw:end-shape="id25" draw:end-glue-point="6" svg:d="m-14320 34180h1590">
          <text:p/>
        </draw:connector>
        <draw:frame draw:style-name="gr8" draw:text-style-name="P8" draw:layer="layout" svg:width="2.243cm" svg:height="0.747cm" svg:x="-14.54cm" svg:y="33.493cm">
          <draw:text-box>
            <text:p text:style-name="P7"><text:span text:style-name="T3">B/S R</text:span></text:p>
          </draw:text-box>
        </draw:frame>
        <draw:connector draw:style-name="gr2" draw:text-style-name="P2" draw:layer="layout" draw:type="curve" svg:x1="-11.78cm" svg:y1="34.18cm" svg:x2="-10.19cm" svg:y2="34.18cm" draw:start-shape="id25" draw:start-glue-point="10" draw:end-shape="id26" draw:end-glue-point="6" svg:d="m-11780 34180h1590">
          <text:p/>
        </draw:connector>
        <draw:connector draw:style-name="gr2" draw:text-style-name="P2" draw:layer="layout" draw:type="curve" svg:x1="-9.24cm" svg:y1="34.18cm" svg:x2="-7.65cm" svg:y2="34.18cm" draw:start-shape="id26" draw:start-glue-point="10" draw:end-shape="id27" draw:end-glue-point="6" svg:d="m-9240 34180h1590">
          <text:p/>
        </draw:connector>
        <draw:connector draw:style-name="gr2" draw:text-style-name="P2" draw:layer="layout" draw:type="curve" svg:x1="-9.379cm" svg:y1="33.844cm" svg:x2="-9.715cm" svg:y2="33.705cm" draw:start-shape="id26" draw:start-glue-point="11" draw:end-shape="id26" draw:end-glue-point="4" svg:d="m-9379 33844c0-960-336-890-336-139">
          <text:p/>
        </draw:connector>
        <draw:connector draw:style-name="gr2" draw:text-style-name="P2" draw:layer="layout" draw:type="curve" svg:x1="-6.839cm" svg:y1="33.844cm" svg:x2="-7.175cm" svg:y2="33.705cm" draw:start-shape="id27" draw:start-glue-point="11" draw:end-shape="id27" draw:end-glue-point="4" svg:d="m-6839 33844c0-960-336-890-336-139">
          <text:p/>
        </draw:connector>
        <draw:frame draw:style-name="gr8" draw:text-style-name="P8" draw:layer="layout" svg:width="2.243cm" svg:height="0.747cm" svg:x="-11.9cm" svg:y="33.493cm">
          <draw:text-box>
            <text:p text:style-name="P7"><text:span text:style-name="T3">1/# R</text:span></text:p>
          </draw:text-box>
        </draw:frame>
        <draw:frame draw:style-name="gr8" draw:text-style-name="P8" draw:layer="layout" svg:width="2.243cm" svg:height="0.747cm" svg:x="-9.46cm" svg:y="33.493cm">
          <draw:text-box>
            <text:p text:style-name="P7"><text:span text:style-name="T3">B/B R</text:span></text:p>
          </draw:text-box>
        </draw:frame>
        <draw:frame draw:style-name="gr8" draw:text-style-name="P8" draw:layer="layout" svg:width="2.243cm" svg:height="0.747cm" svg:x="-4.518cm" svg:y="32.623cm">
          <draw:text-box>
            <text:p text:style-name="P7"><text:span text:style-name="T3">B/B L</text:span></text:p>
          </draw:text-box>
        </draw:frame>
        <draw:frame draw:style-name="gr8" draw:text-style-name="P8" draw:layer="layout" svg:width="2.243cm" svg:height="0.747cm" svg:x="-7.658cm" svg:y="32.535cm">
          <draw:text-box>
            <text:p text:style-name="P7"><text:span text:style-name="T3">1/1 R</text:span></text:p>
          </draw:text-box>
        </draw:frame>
        <draw:line draw:style-name="gr2" draw:text-style-name="P2" draw:layer="layout" svg:x1="-15.945cm" svg:y1="34.14cm" svg:x2="-15.31cm" svg:y2="34.14cm">
          <text:p/>
        </draw:line>
        <draw:custom-shape draw:style-name="gr5" draw:text-style-name="P1" draw:id="id28" draw:layer="layout" svg:width="0.95cm" svg:height="0.95cm" svg:x="-4.83cm" svg:y="33.705cm">
          <text:p text:style-name="P6"><text:span text:style-name="T2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6.7cm" svg:y1="34.18cm" svg:x2="-4.83cm" svg:y2="34.18cm" draw:start-shape="id27" draw:start-glue-point="10" draw:end-shape="id28" draw:end-glue-point="6" svg:d="m-6700 34180h1870">
          <text:p/>
        </draw:connector>
        <draw:frame draw:style-name="gr8" draw:text-style-name="P8" draw:layer="layout" svg:width="2.243cm" svg:height="1.243cm" svg:x="-6.32cm" svg:y="32.993cm">
          <draw:text-box>
            <text:p text:style-name="P7"><text:span text:style-name="T3">B/B L</text:span></text:p>
            <text:p text:style-name="P7"><text:span text:style-name="T3">#/B L</text:span></text:p>
          </draw:text-box>
        </draw:frame>
        <draw:custom-shape draw:style-name="gr5" draw:text-style-name="P1" draw:id="id31" draw:layer="layout" svg:width="0.95cm" svg:height="0.95cm" svg:x="-9.904cm" svg:y="31.265cm">
          <text:p text:style-name="P6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30" draw:layer="layout" svg:width="0.95cm" svg:height="0.95cm" svg:x="-7.364cm" svg:y="31.265cm">
          <text:p text:style-name="P6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29" draw:layer="layout" svg:width="0.95cm" svg:height="0.95cm" svg:x="-4.824cm" svg:y="31.265cm">
          <text:p text:style-name="P6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4.355cm" svg:y1="33.705cm" svg:x2="-4.349cm" svg:y2="32.215cm" draw:start-shape="id28" draw:start-glue-point="4" draw:end-shape="id29" draw:end-glue-point="8" svg:d="m-4355 33705c0-1117 6-373 6-1490">
          <text:p/>
        </draw:connector>
        <draw:frame draw:style-name="gr8" draw:text-style-name="P8" draw:layer="layout" svg:width="2.243cm" svg:height="0.747cm" svg:x="-10.429cm" svg:y="32.536cm">
          <draw:text-box>
            <text:p text:style-name="P7"><text:span text:style-name="T3">1/1 R</text:span></text:p>
          </draw:text-box>
        </draw:frame>
        <draw:frame draw:style-name="gr8" draw:text-style-name="P8" draw:layer="layout" svg:width="2.243cm" svg:height="1.739cm" svg:x="-3.445cm" svg:y="30.845cm">
          <draw:text-box>
            <text:p text:style-name="P7"><text:span text:style-name="T3">B/B L</text:span></text:p>
            <text:p text:style-name="P7"><text:span text:style-name="T3">1/B L</text:span></text:p>
            <text:p text:style-name="P7"><text:span text:style-name="T3">#/B L</text:span></text:p>
          </draw:text-box>
        </draw:frame>
        <draw:connector draw:style-name="gr2" draw:text-style-name="P2" draw:layer="layout" draw:type="curve" svg:x1="-4.824cm" svg:y1="31.74cm" svg:x2="-6.414cm" svg:y2="31.74cm" draw:start-shape="id29" draw:start-glue-point="6" draw:end-shape="id30" draw:end-glue-point="10" svg:d="m-4824 31740h-1590">
          <text:p/>
        </draw:connector>
        <draw:frame draw:style-name="gr8" draw:text-style-name="P8" draw:layer="layout" svg:width="2.243cm" svg:height="0.747cm" svg:x="-6.335cm" svg:y="31.033cm">
          <draw:text-box>
            <text:p text:style-name="P7"><text:span text:style-name="T3">S/B R</text:span></text:p>
          </draw:text-box>
        </draw:frame>
        <draw:connector draw:style-name="gr2" draw:text-style-name="P2" draw:layer="layout" draw:type="curve" svg:x1="-7.364cm" svg:y1="31.74cm" svg:x2="-8.954cm" svg:y2="31.74cm" draw:start-shape="id30" draw:start-glue-point="6" draw:end-shape="id31" draw:end-glue-point="10" svg:d="m-7364 31740h-1590">
          <text:p/>
        </draw:connector>
        <draw:frame draw:style-name="gr8" draw:text-style-name="P8" draw:layer="layout" svg:width="2.243cm" svg:height="0.747cm" svg:x="-8.76cm" svg:y="31.045cm">
          <draw:text-box>
            <text:p text:style-name="P7"><text:span text:style-name="T3">B/0 L</text:span></text:p>
          </draw:text-box>
        </draw:frame>
        <draw:custom-shape draw:style-name="gr5" draw:text-style-name="P1" draw:layer="layout" svg:width="0.796cm" svg:height="0.796cm" svg:x="-9.826cm" svg:y="31.343cm">
          <text:p text:style-name="P6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32" draw:layer="layout" svg:width="0.95cm" svg:height="0.95cm" svg:x="-4.83cm" svg:y="36.245cm">
          <text:p text:style-name="P6"><text:span text:style-name="T2">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4.355cm" svg:y1="34.655cm" svg:x2="-4.355cm" svg:y2="36.245cm" draw:start-shape="id28" draw:start-glue-point="8" draw:end-shape="id32" draw:end-glue-point="4" svg:d="m-4355 34655v1590">
          <text:p/>
        </draw:connector>
        <draw:frame draw:style-name="gr8" draw:text-style-name="P8" draw:layer="layout" svg:width="2.243cm" svg:height="0.747cm" svg:x="-4.418cm" svg:y="35.178cm">
          <draw:text-box>
            <text:p text:style-name="P7"><text:span text:style-name="T3">1/# L</text:span></text:p>
          </draw:text-box>
        </draw:frame>
        <draw:frame draw:style-name="gr8" draw:text-style-name="P8" draw:layer="layout" svg:width="2.243cm" svg:height="1.243cm" svg:x="-3.383cm" svg:y="35.925cm">
          <draw:text-box>
            <text:p text:style-name="P7"><text:span text:style-name="T3">B/B L</text:span></text:p>
            <text:p text:style-name="P7"><text:span text:style-name="T3">1/1 L</text:span></text:p>
          </draw:text-box>
        </draw:frame>
        <draw:connector draw:style-name="gr2" draw:text-style-name="P2" draw:layer="layout" draw:type="curve" svg:x1="-4.013cm" svg:y1="32.076cm" svg:x2="-3.874cm" svg:y2="31.74cm" draw:start-shape="id29" draw:start-glue-point="9" draw:end-shape="id29" draw:end-glue-point="10" svg:d="m-4013 32076c960 0 890-336 139-336">
          <text:p/>
        </draw:connector>
        <draw:connector draw:style-name="gr2" draw:text-style-name="P2" draw:layer="layout" draw:type="curve" svg:x1="-4.019cm" svg:y1="37.056cm" svg:x2="-3.88cm" svg:y2="36.72cm" draw:start-shape="id32" draw:start-glue-point="9" draw:end-shape="id32" draw:end-glue-point="10" svg:d="m-4019 37056c960 0 890-336 139-336">
          <text:p/>
        </draw:connector>
        <draw:connector draw:style-name="gr2" draw:text-style-name="P2" draw:layer="layout" draw:type="curve" svg:x1="-4.83cm" svg:y1="36.72cm" svg:x2="-6.679cm" svg:y2="36.72cm" draw:start-shape="id32" draw:start-glue-point="6" draw:end-shape="id33" draw:end-glue-point="10" svg:d="m-4830 36720h-1849">
          <text:p/>
        </draw:connector>
        <draw:frame draw:style-name="gr8" draw:text-style-name="P8" draw:layer="layout" svg:width="2.243cm" svg:height="0.747cm" svg:x="-6.458cm" svg:y="35.99cm">
          <draw:text-box>
            <text:p text:style-name="P7"><text:span text:style-name="T3">#/B R</text:span></text:p>
          </draw:text-box>
        </draw:frame>
        <draw:connector draw:style-name="gr2" draw:text-style-name="P2" draw:layer="layout" draw:type="curve" svg:x1="-7.154cm" svg:y1="36.245cm" svg:x2="-9.715cm" svg:y2="34.655cm" draw:start-shape="id33" draw:start-glue-point="4" draw:end-shape="id26" draw:end-glue-point="8" svg:d="m-7154 36245c0-1192-2561-398-2561-1590">
          <text:p/>
        </draw:connector>
        <draw:frame draw:style-name="gr8" draw:text-style-name="P8" draw:layer="layout" svg:width="2.243cm" svg:height="0.747cm" svg:x="-8.763cm" svg:y="34.878cm">
          <draw:text-box>
            <text:p text:style-name="P7"><text:span text:style-name="T3">1/# R</text:span></text:p>
          </draw:text-box>
        </draw:frame>
        <draw:frame draw:style-name="gr9" draw:text-style-name="P8" draw:layer="layout" svg:width="2.343cm" svg:height="0.747cm" svg:x="-9.06cm" svg:y="36.025cm">
          <draw:text-box>
            <text:p text:style-name="P7"><text:span text:style-name="T3">B/B R</text:span></text:p>
          </draw:text-box>
        </draw:frame>
        <draw:connector draw:style-name="gr2" draw:text-style-name="P2" draw:layer="layout" draw:type="curve" svg:x1="-12.095cm" svg:y1="36.245cm" svg:x2="-12.431cm" svg:y2="36.384cm" draw:start-shape="id34" draw:start-glue-point="4" draw:end-shape="id34" draw:end-glue-point="5" svg:d="m-12095 36245c0-751-336-821-336 139">
          <text:p/>
        </draw:connector>
        <draw:frame draw:style-name="gr8" draw:text-style-name="P8" draw:layer="layout" svg:width="2.243cm" svg:height="1.243cm" svg:x="-13.775cm" svg:y="34.69cm">
          <draw:text-box>
            <text:p text:style-name="P7"><text:span text:style-name="T3">B/B L</text:span></text:p>
            <text:p text:style-name="P7"><text:span text:style-name="T3">#/B L</text:span></text:p>
          </draw:text-box>
        </draw:frame>
        <draw:connector draw:style-name="gr2" draw:text-style-name="P2" draw:layer="layout" draw:type="curve" svg:x1="-12.57cm" svg:y1="36.72cm" svg:x2="-14.16cm" svg:y2="36.72cm" draw:start-shape="id34" draw:start-glue-point="6" draw:end-shape="id35" draw:end-glue-point="10" svg:d="m-12570 36720h-1590">
          <text:p/>
        </draw:connector>
        <draw:frame draw:style-name="gr8" draw:text-style-name="P8" draw:layer="layout" svg:width="2.243cm" svg:height="0.747cm" svg:x="-14.034cm" svg:y="36.026cm">
          <draw:text-box>
            <text:p text:style-name="P7"><text:span text:style-name="T3">S/B R</text:span></text:p>
          </draw:text-box>
        </draw:frame>
        <draw:frame draw:style-name="gr8" draw:text-style-name="P8" draw:layer="layout" svg:width="2.243cm" svg:height="0.747cm" svg:x="-14.675cm" svg:y="37.083cm">
          <draw:text-box>
            <text:p text:style-name="P7"><text:span text:style-name="T3">B/1 L</text:span></text:p>
          </draw:text-box>
        </draw:frame>
        <draw:custom-shape draw:style-name="gr5" draw:text-style-name="P1" draw:id="id36" draw:layer="layout" svg:width="0.766cm" svg:height="0.766cm" svg:x="-15.021cm" svg:y="38.228cm">
          <text:p text:style-name="P6"><text:span text:style-name="T2">1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37" draw:layer="layout" svg:width="0.95cm" svg:height="0.95cm" svg:x="-10.13cm" svg:y="36.245cm">
          <text:p text:style-name="P6"><text:span text:style-name="T2">1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-14.635cm" svg:y1="37.195cm" svg:x2="-14.638cm" svg:y2="38.228cm" draw:start-shape="id35" draw:start-glue-point="8" draw:end-shape="id36" draw:end-glue-point="4" svg:d="m-14635 37195c0 775-3 259-3 1033">
          <text:p/>
        </draw:connector>
        <draw:connector draw:style-name="gr2" draw:text-style-name="P2" draw:layer="layout" draw:type="curve" svg:x1="-7.629cm" svg:y1="36.72cm" svg:x2="-9.18cm" svg:y2="36.72cm" draw:start-shape="id33" draw:start-glue-point="6" draw:end-shape="id37" draw:end-glue-point="10" svg:d="m-7629 36720h-1551">
          <text:p/>
        </draw:connector>
        <draw:connector draw:style-name="gr2" draw:text-style-name="P2" draw:layer="layout" draw:type="curve" svg:x1="-10.13cm" svg:y1="36.72cm" svg:x2="-11.62cm" svg:y2="36.72cm" draw:start-shape="id37" draw:start-glue-point="6" draw:end-shape="id34" draw:end-glue-point="10" svg:d="m-10130 36720h-1490">
          <text:p/>
        </draw:connector>
        <draw:connector draw:style-name="gr2" draw:text-style-name="P2" draw:layer="layout" draw:type="curve" svg:x1="-9.991cm" svg:y1="36.384cm" svg:x2="-9.655cm" svg:y2="36.245cm" draw:start-shape="id37" draw:start-glue-point="5" draw:end-shape="id37" draw:end-glue-point="4" svg:d="m-9991 36384c0-960 336-890 336-139">
          <text:p/>
        </draw:connector>
        <draw:frame draw:style-name="gr8" draw:text-style-name="P8" draw:layer="layout" svg:width="2.243cm" svg:height="1.243cm" svg:x="-11.374cm" svg:y="34.691cm">
          <draw:text-box>
            <text:p text:style-name="P7"><text:span text:style-name="T3">B/B R</text:span></text:p>
            <text:p text:style-name="P7"><text:span text:style-name="T3">1/B R</text:span></text:p>
          </draw:text-box>
        </draw:frame>
        <draw:frame draw:style-name="gr8" draw:text-style-name="P8" draw:layer="layout" svg:width="2.243cm" svg:height="0.747cm" svg:x="-11.633cm" svg:y="36.027cm">
          <draw:text-box>
            <text:p text:style-name="P7"><text:span text:style-name="T3">#/B L</text:span></text:p>
          </draw:text-box>
        </draw:frame>
        <draw:custom-shape draw:style-name="gr1" draw:text-style-name="P1" draw:id="id38" draw:layer="layout" svg:width="0.95cm" svg:height="0.95cm" svg:x="11.024cm" svg:y="14.1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10.354cm" svg:y1="14.556cm" svg:x2="10.989cm" svg:y2="14.556cm">
          <text:p/>
        </draw:line>
        <draw:custom-shape draw:style-name="gr1" draw:text-style-name="P1" draw:id="id39" draw:layer="layout" svg:width="0.95cm" svg:height="0.95cm" svg:x="13.564cm" svg:y="14.1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id="id40" draw:layer="layout" svg:width="0.95cm" svg:height="0.95cm" svg:x="16.425cm" svg:y="14.15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id="id41" draw:layer="layout" svg:width="0.95cm" svg:height="0.95cm" svg:x="13.564cm" svg:y="16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id="id42" draw:layer="layout" svg:width="0.95cm" svg:height="0.95cm" svg:x="16.56cm" svg:y="16.7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1" draw:layer="layout" draw:type="line" svg:x1="11.972cm" svg:y1="14.63cm" svg:x2="13.564cm" svg:y2="14.63cm" draw:start-shape="id38" draw:start-glue-point="10" draw:end-shape="id39" draw:end-glue-point="6" svg:d="m11972 14630h1592">
          <text:p/>
        </draw:connector>
        <draw:connector draw:style-name="gr6" draw:text-style-name="P1" draw:layer="layout" draw:type="line" svg:x1="14.512cm" svg:y1="14.63cm" svg:x2="16.425cm" svg:y2="14.63cm" draw:start-shape="id39" draw:start-glue-point="10" draw:end-shape="id40" draw:end-glue-point="6" svg:d="m14512 14630h1913">
          <text:p/>
        </draw:connector>
        <draw:connector draw:style-name="gr6" draw:text-style-name="P1" draw:layer="layout" draw:type="line" svg:x1="14.038cm" svg:y1="15.104cm" svg:x2="14.038cm" svg:y2="16.696cm" draw:start-shape="id39" draw:start-glue-point="8" draw:end-shape="id41" draw:end-glue-point="4" svg:d="m14038 15104v1592">
          <text:p/>
        </draw:connector>
        <draw:connector draw:style-name="gr6" draw:text-style-name="P1" draw:layer="layout" draw:type="curve" svg:x1="13.564cm" svg:y1="17.17cm" svg:x2="13.702cm" svg:y2="17.506cm" draw:start-shape="id41" draw:start-glue-point="6" draw:end-shape="id41" draw:end-glue-point="7" svg:d="m13564 17170c-750 0-819 336 138 336">
          <text:p/>
        </draw:connector>
        <draw:connector draw:style-name="gr6" draw:text-style-name="P1" draw:layer="layout" draw:type="curve" svg:x1="17.373cm" svg:y1="14.63cm" svg:x2="17.235cm" svg:y2="14.966cm" draw:start-shape="id40" draw:start-glue-point="10" draw:end-shape="id40" draw:end-glue-point="9" svg:d="m17373 14630c753 0 822 336-138 336">
          <text:p/>
        </draw:connector>
        <draw:connector draw:style-name="gr6" draw:text-style-name="P1" draw:layer="layout" draw:type="curve" svg:x1="14.374cm" svg:y1="14.294cm" svg:x2="16.563cm" svg:y2="14.294cm" draw:start-shape="id39" draw:start-glue-point="11" draw:end-shape="id40" draw:end-glue-point="5" svg:d="m14374 14294c0-957 2189-957 2189 0">
          <text:p/>
        </draw:connector>
        <draw:connector draw:style-name="gr6" draw:text-style-name="P1" draw:layer="layout" draw:type="curve" svg:x1="17.034cm" svg:y1="16.71cm" svg:x2="14.374cm" svg:y2="14.966cm" draw:start-shape="id42" draw:start-glue-point="4" draw:end-shape="id39" draw:end-glue-point="9" svg:d="m17034 16710c0-1203-2660-331-2660-1744">
          <text:p/>
        </draw:connector>
        <draw:frame draw:style-name="gr10" draw:text-style-name="P8" draw:layer="layout" svg:width="1.653cm" svg:height="0.747cm" svg:x="11.906cm" svg:y="13.844cm">
          <draw:text-box>
            <text:p text:style-name="P7"><text:span text:style-name="T3">B/B R</text:span></text:p>
          </draw:text-box>
        </draw:frame>
        <draw:frame draw:style-name="gr10" draw:text-style-name="P8" draw:layer="layout" svg:width="1.59cm" svg:height="0.747cm" svg:x="14.698cm" svg:y="12.986cm">
          <draw:text-box>
            <text:p text:style-name="P7"><text:span text:style-name="T3">Y/Y R</text:span></text:p>
          </draw:text-box>
        </draw:frame>
        <draw:frame draw:style-name="gr10" draw:text-style-name="P8" draw:layer="layout" svg:width="1.653cm" svg:height="0.747cm" svg:x="14.446cm" svg:y="14.057cm">
          <draw:text-box>
            <text:p text:style-name="P7"><text:span text:style-name="T3">B/B R</text:span></text:p>
          </draw:text-box>
        </draw:frame>
        <draw:frame draw:style-name="gr10" draw:text-style-name="P8" draw:layer="layout" svg:width="1.611cm" svg:height="1.243cm" svg:x="17.808cm" svg:y="14.244cm">
          <draw:text-box>
            <text:p text:style-name="P7"><text:span text:style-name="T3">Y/Y R</text:span></text:p>
            <text:p text:style-name="P7"><text:span text:style-name="T3">b/b R</text:span></text:p>
          </draw:text-box>
        </draw:frame>
        <draw:frame draw:style-name="gr10" draw:text-style-name="P8" draw:layer="layout" svg:width="1.653cm" svg:height="0.747cm" svg:x="14.97cm" svg:y="15.188cm">
          <draw:text-box>
            <text:p text:style-name="P7"><text:span text:style-name="T3">X/X R</text:span></text:p>
          </draw:text-box>
        </draw:frame>
        <draw:frame draw:style-name="gr10" draw:text-style-name="P8" draw:layer="layout" svg:width="1.535cm" svg:height="1.243cm" svg:x="17.91cm" svg:y="16.362cm">
          <draw:text-box>
            <text:p text:style-name="P7"><text:span text:style-name="T3">Y/Y L</text:span></text:p>
            <text:p text:style-name="P7"><text:span text:style-name="T3">a/a L</text:span></text:p>
          </draw:text-box>
        </draw:frame>
        <draw:frame draw:style-name="gr10" draw:text-style-name="P8" draw:layer="layout" svg:width="1.543cm" svg:height="0.747cm" svg:x="14.67cm" svg:y="16.605cm">
          <draw:text-box>
            <text:p text:style-name="P7"><text:span text:style-name="T3">b/Y L</text:span></text:p>
          </draw:text-box>
        </draw:frame>
        <draw:frame draw:style-name="gr10" draw:text-style-name="P8" draw:layer="layout" svg:width="1.59cm" svg:height="1.243cm" svg:x="11.64cm" svg:y="16.396cm">
          <draw:text-box>
            <text:p text:style-name="P7"><text:span text:style-name="T3">Y/Y R</text:span></text:p>
            <text:p text:style-name="P7"><text:span text:style-name="T3">a/a R</text:span></text:p>
          </draw:text-box>
        </draw:frame>
        <draw:frame draw:style-name="gr10" draw:text-style-name="P8" draw:layer="layout" svg:width="1.624cm" svg:height="0.747cm" svg:x="12.601cm" svg:y="15.315cm">
          <draw:text-box>
            <text:p text:style-name="P7"><text:span text:style-name="T3">a/X R</text:span></text:p>
          </draw:text-box>
        </draw:frame>
        <draw:custom-shape draw:style-name="gr1" draw:text-style-name="P1" draw:layer="layout" svg:width="0.742cm" svg:height="0.742cm" svg:x="16.526cm" svg:y="14.2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7.37cm" svg:y1="17.52cm" svg:x2="17.508cm" svg:y2="17.184cm" draw:start-shape="id42" draw:start-glue-point="9" draw:end-shape="id42" draw:end-glue-point="10" svg:d="m17370 17520c960 0 891-336 138-336">
          <text:p/>
        </draw:connector>
        <draw:connector draw:style-name="gr2" draw:text-style-name="P2" draw:layer="layout" draw:type="curve" svg:x1="14.512cm" svg:y1="17.17cm" svg:x2="16.56cm" svg:y2="17.184cm" draw:start-shape="id41" draw:start-glue-point="10" draw:end-shape="id42" draw:end-glue-point="6" svg:d="m14512 17170c1537 0 514 14 2048 14">
          <text:p/>
        </draw:connector>
        <draw:frame draw:style-name="gr11" draw:layer="layout" svg:width="0.502cm" svg:height="1.187cm" svg:x="9.255cm" svg:y="17.84cm">
          <draw:text-box>
            <text:p/>
          </draw:text-box>
        </draw:frame>
        <draw:custom-shape draw:style-name="gr5" draw:text-style-name="P1" draw:id="id44" draw:layer="layout" svg:width="0.95cm" svg:height="0.95cm" svg:x="14.97cm" svg:y="18.16cm">
          <text:p text:style-name="P6"><text:span text:style-name="T2">e'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43" draw:layer="layout" svg:width="0.95cm" svg:height="0.95cm" svg:x="12.115cm" svg:y="12.445cm">
          <text:p text:style-name="P6"><text:span text:style-name="T2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1.499cm" svg:y1="14.156cm" svg:x2="12.115cm" svg:y2="12.92cm" draw:start-shape="id38" draw:start-glue-point="4" draw:end-shape="id43" draw:end-glue-point="6" svg:d="m11499 14156c0-824 205-1236 616-1236">
          <text:p/>
        </draw:connector>
        <draw:connector draw:style-name="gr2" draw:text-style-name="P2" draw:layer="layout" draw:type="curve" svg:x1="14.039cm" svg:y1="14.156cm" svg:x2="13.065cm" svg:y2="12.92cm" draw:start-shape="id39" draw:start-glue-point="4" draw:end-shape="id43" draw:end-glue-point="10" svg:d="m14039 14156c0-824-324-1236-974-1236">
          <text:p/>
        </draw:connector>
        <draw:connector draw:style-name="gr2" draw:text-style-name="P2" draw:layer="layout" draw:type="curve" svg:x1="17.035cm" svg:y1="17.66cm" svg:x2="15.92cm" svg:y2="18.635cm" draw:start-shape="id42" draw:start-glue-point="8" draw:end-shape="id44" draw:end-glue-point="10" svg:d="m17035 17660c0 650-371 975-1115 975">
          <text:p/>
        </draw:connector>
        <draw:connector draw:style-name="gr2" draw:text-style-name="P2" draw:layer="layout" draw:type="curve" svg:x1="14.039cm" svg:y1="17.646cm" svg:x2="14.97cm" svg:y2="18.635cm" draw:start-shape="id41" draw:start-glue-point="8" draw:end-shape="id44" draw:end-glue-point="6" svg:d="m14039 17646c0 660 310 989 931 989">
          <text:p/>
        </draw:connector>
        <draw:frame draw:style-name="gr10" draw:text-style-name="P8" draw:layer="layout" svg:width="1.653cm" svg:height="1.243cm" svg:x="13.165cm" svg:y="11.778cm">
          <draw:text-box>
            <text:p text:style-name="P7"><text:span text:style-name="T3">b/b R</text:span></text:p>
            <text:p text:style-name="P7"><text:span text:style-name="T3">X/X R</text:span></text:p>
          </draw:text-box>
        </draw:frame>
        <draw:frame draw:style-name="gr10" draw:text-style-name="P8" draw:layer="layout" svg:width="1.653cm" svg:height="2.235cm" svg:x="10.09cm" svg:y="11.752cm">
          <draw:text-box>
            <text:p text:style-name="P7"><text:span text:style-name="T3">a/a R</text:span></text:p>
            <text:p text:style-name="P7"><text:span text:style-name="T3">b/b R</text:span></text:p>
            <text:p text:style-name="P7"><text:span text:style-name="T3">X/X R</text:span></text:p>
            <text:p text:style-name="P7"><text:span text:style-name="T3">Y/Y R</text:span></text:p>
          </draw:text-box>
        </draw:frame>
        <draw:connector draw:style-name="gr2" draw:text-style-name="P2" draw:layer="layout" draw:type="curve" svg:x1="12.254cm" svg:y1="12.584cm" svg:x2="12.59cm" svg:y2="12.445cm" draw:start-shape="id43" draw:start-glue-point="5" draw:end-shape="id43" draw:end-glue-point="4" svg:d="m12254 12584c0-960 336-890 336-139">
          <text:p/>
        </draw:connector>
        <draw:frame draw:style-name="gr10" draw:text-style-name="P8" draw:layer="layout" svg:width="1.653cm" svg:height="2.731cm" svg:x="11.416cm" svg:y="9.255cm">
          <draw:text-box>
            <text:p text:style-name="P7"><text:span text:style-name="T3">a/a R</text:span></text:p>
            <text:p text:style-name="P7"><text:span text:style-name="T3">b/b R</text:span></text:p>
            <text:p text:style-name="P7"><text:span text:style-name="T3">X/X R</text:span></text:p>
            <text:p text:style-name="P7"><text:span text:style-name="T3">Y/Y R</text:span></text:p>
            <text:p text:style-name="P7"><text:span text:style-name="T3">B/B R</text:span></text:p>
          </draw:text-box>
        </draw:frame>
        <draw:frame draw:style-name="gr10" draw:text-style-name="P8" draw:layer="layout" svg:width="1.653cm" svg:height="2.731cm" svg:x="14.682cm" svg:y="19.65cm">
          <draw:text-box>
            <text:p text:style-name="P7"><text:span text:style-name="T3">a/a R</text:span></text:p>
            <text:p text:style-name="P7"><text:span text:style-name="T3">b/b R</text:span></text:p>
            <text:p text:style-name="P7"><text:span text:style-name="T3">X/X R</text:span></text:p>
            <text:p text:style-name="P7"><text:span text:style-name="T3">Y/Y R</text:span></text:p>
            <text:p text:style-name="P7"><text:span text:style-name="T3">B/B R</text:span></text:p>
          </draw:text-box>
        </draw:frame>
        <draw:connector draw:style-name="gr2" draw:text-style-name="P2" draw:layer="layout" draw:type="curve" svg:x1="15.445cm" svg:y1="19.11cm" svg:x2="15.781cm" svg:y2="18.971cm" draw:start-shape="id44" draw:start-glue-point="8" draw:end-shape="id44" draw:end-glue-point="9" svg:d="m15445 19110c0 751 336 821 336-139">
          <text:p/>
        </draw:connector>
        <draw:frame draw:style-name="gr10" draw:text-style-name="P8" draw:layer="layout" svg:width="1.653cm" svg:height="1.243cm" svg:x="16.722cm" svg:y="17.954cm">
          <draw:text-box>
            <text:p text:style-name="P7"><text:span text:style-name="T3">b/b R</text:span></text:p>
            <text:p text:style-name="P7"><text:span text:style-name="T3">B/B R</text:span></text:p>
          </draw:text-box>
        </draw:frame>
        <draw:frame draw:style-name="gr10" draw:text-style-name="P8" draw:layer="layout" svg:width="1.653cm" svg:height="1.243cm" svg:x="12.707cm" svg:y="18.045cm">
          <draw:text-box>
            <text:p text:style-name="P7"><text:span text:style-name="T3">X/X R</text:span></text:p>
            <text:p text:style-name="P7"><text:span text:style-name="T3">B/B R</text:span></text:p>
          </draw:text-box>
        </draw:frame>
        <draw:custom-shape draw:style-name="gr3" draw:text-style-name="P9" draw:id="id49" draw:layer="layout" svg:width="1.641cm" svg:height="1.641cm" svg:x="19.979cm" svg:y="19.651cm">
          <text:p text:style-name="P3"><text:span text:style-name="T4">l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51cm" svg:y1="20.432cm" svg:x2="18.145cm" svg:y2="20.432cm">
          <text:p/>
        </draw:line>
        <draw:custom-shape draw:style-name="gr5" draw:text-style-name="P1" draw:id="id46" draw:layer="layout" svg:width="0.95cm" svg:height="0.95cm" svg:x="25.22cm" svg:y="20.014cm">
          <text:p text:style-name="P6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0" draw:text-style-name="P8" draw:layer="layout" svg:width="1.653cm" svg:height="0.747cm" svg:x="23.265cm" svg:y="19.892cm">
          <draw:text-box>
            <text:p text:style-name="P7"><text:span text:style-name="T3">B/B R</text:span></text:p>
          </draw:text-box>
        </draw:frame>
        <draw:connector draw:style-name="gr2" draw:text-style-name="P2" draw:layer="layout" draw:type="curve" svg:x1="23.445cm" svg:y1="20.483cm" svg:x2="25.22cm" svg:y2="20.489cm" draw:start-shape="id45" draw:start-glue-point="10" draw:end-shape="id46" draw:end-glue-point="6" svg:d="m23445 20483c1332 0 445 6 1775 6">
          <text:p/>
        </draw:connector>
        <draw:custom-shape draw:style-name="gr1" draw:text-style-name="P1" draw:id="id47" draw:layer="layout" svg:width="0.95cm" svg:height="0.95cm" svg:x="27.775cm" svg:y="20.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724cm" svg:height="0.724cm" svg:x="27.875cm" svg:y="20.11cm">
          <text:p text:style-name="P6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26.17cm" svg:y1="20.489cm" svg:x2="27.775cm" svg:y2="20.485cm" draw:start-shape="id46" draw:start-glue-point="10" draw:end-shape="id47" draw:end-glue-point="6" svg:d="m26170 20489c1204 0 402-4 1605-4">
          <text:p/>
        </draw:connector>
        <draw:frame draw:style-name="gr10" draw:text-style-name="P8" draw:layer="layout" svg:width="1.552cm" svg:height="1.243cm" svg:x="25.982cm" svg:y="19.415cm">
          <draw:text-box>
            <text:p text:style-name="P7"><text:span text:style-name="T3">1/0 L</text:span></text:p>
            <text:p text:style-name="P7"><text:span text:style-name="T3">0/1 L</text:span></text:p>
          </draw:text-box>
        </draw:frame>
        <draw:custom-shape draw:style-name="gr5" draw:text-style-name="P1" draw:id="id48" draw:layer="layout" svg:width="0.95cm" svg:height="0.95cm" svg:x="18.115cm" svg:y="20.01cm">
          <text:p text:style-name="P6"><text:span text:style-name="T2">*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45" draw:layer="layout" svg:width="0.95cm" svg:height="0.95cm" svg:x="22.495cm" svg:y="20.008cm">
          <text:p text:style-name="P6"><text:span text:style-name="T2">*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9.065cm" svg:y1="20.485cm" svg:x2="19.979cm" svg:y2="20.471cm" draw:start-shape="id48" draw:start-glue-point="10" draw:end-shape="id49" draw:end-glue-point="3" svg:d="m19065 20485c685 0 229-14 914-14">
          <text:p/>
        </draw:connector>
        <draw:connector draw:style-name="gr2" draw:text-style-name="P2" draw:layer="layout" draw:type="curve" svg:x1="21.62cm" svg:y1="20.471cm" svg:x2="22.495cm" svg:y2="20.483cm" draw:start-shape="id49" draw:start-glue-point="1" draw:end-shape="id45" draw:end-glue-point="6" svg:d="m21620 20471c655 0 218 12 875 12">
          <text:p/>
        </draw:connector>
        <draw:custom-shape draw:style-name="gr5" draw:text-style-name="P1" draw:id="id50" draw:layer="layout" svg:width="0.95cm" svg:height="0.95cm" svg:x="2.366cm" svg:y="47.375cm">
          <text:p text:style-name="P6"><text:span text:style-name="T2">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2" draw:layer="layout" svg:x1="1.696cm" svg:y1="47.864cm" svg:x2="2.331cm" svg:y2="47.864cm">
          <text:p/>
        </draw:line>
        <draw:custom-shape draw:style-name="gr5" draw:text-style-name="P1" draw:id="id51" draw:layer="layout" svg:width="0.95cm" svg:height="0.95cm" svg:x="4.556cm" svg:y="47.375cm">
          <text:p text:style-name="P6"><text:span text:style-name="T2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3.316cm" svg:y1="47.85cm" svg:x2="4.556cm" svg:y2="47.85cm" draw:start-shape="id50" draw:start-glue-point="10" draw:end-shape="id51" draw:end-glue-point="6" svg:d="m3316 47850h1240">
          <text:p/>
        </draw:connector>
        <draw:frame draw:style-name="gr12" draw:text-style-name="P8" draw:layer="layout" svg:width="1.653cm" svg:height="0.747cm" svg:x="3.066cm" svg:y="47.143cm">
          <draw:text-box>
            <text:p text:style-name="P7"><text:span text:style-name="T3">B/B R</text:span></text:p>
          </draw:text-box>
        </draw:frame>
        <draw:custom-shape draw:style-name="gr5" draw:text-style-name="P1" draw:id="id52" draw:layer="layout" svg:width="0.95cm" svg:height="0.95cm" svg:x="6.761cm" svg:y="47.375cm">
          <text:p text:style-name="P6"><text:span text:style-name="T2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5.506cm" svg:y1="47.85cm" svg:x2="6.761cm" svg:y2="47.85cm" draw:start-shape="id51" draw:start-glue-point="10" draw:end-shape="id52" draw:end-glue-point="6" svg:d="m5506 47850h1255">
          <text:p/>
        </draw:connector>
        <draw:frame draw:style-name="gr12" draw:text-style-name="P8" draw:layer="layout" svg:width="1.632cm" svg:height="0.747cm" svg:x="5.306cm" svg:y="47.143cm">
          <draw:text-box>
            <text:p text:style-name="P7"><text:span text:style-name="T3">1/B R</text:span></text:p>
          </draw:text-box>
        </draw:frame>
        <draw:connector draw:style-name="gr2" draw:text-style-name="P2" draw:layer="layout" draw:type="curve" svg:x1="7.711cm" svg:y1="47.85cm" svg:x2="9.116cm" svg:y2="47.85cm" draw:start-shape="id52" draw:start-glue-point="10" draw:end-shape="id53" draw:end-glue-point="6" svg:d="m7711 47850h1405">
          <text:p/>
        </draw:connector>
        <draw:frame draw:style-name="gr13" draw:text-style-name="P8" draw:layer="layout" svg:width="1.573cm" svg:height="0.747cm" svg:x="7.511cm" svg:y="47.085cm">
          <draw:text-box>
            <text:p text:style-name="P7"><text:span text:style-name="T3">B/1 L</text:span></text:p>
          </draw:text-box>
        </draw:frame>
        <draw:custom-shape draw:style-name="gr1" draw:text-style-name="P1" draw:layer="layout" svg:width="0.95cm" svg:height="0.95cm" svg:x="9.116cm" svg:y="47.37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724cm" svg:height="0.724cm" svg:x="9.216cm" svg:y="47.475cm">
          <text:p text:style-name="P6"><text:span text:style-name="T2">F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id="id53" draw:layer="layout" svg:width="0.95cm" svg:height="0.95cm" svg:x="9.116cm" svg:y="47.37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85" draw:layer="layout" svg:width="0.724cm" svg:height="0.724cm" svg:x="9.216cm" svg:y="47.475cm">
          <text:p text:style-name="P6"><text:span text:style-name="T2">F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7.236cm" svg:y1="47.375cm" svg:x2="7.572cm" svg:y2="47.514cm" draw:start-shape="id52" draw:start-glue-point="4" draw:end-shape="id52" draw:end-glue-point="11" svg:d="m7236 47375c0-751 336-821 336 139">
          <text:p/>
        </draw:connector>
        <draw:frame draw:style-name="gr13" draw:text-style-name="P8" draw:layer="layout" svg:width="1.611cm" svg:height="0.747cm" svg:x="6.737cm" svg:y="46.209cm">
          <draw:text-box>
            <text:p text:style-name="P7"><text:span text:style-name="T3">1/1 R</text:span></text:p>
          </draw:text-box>
        </draw:frame>
        <draw:frame draw:style-name="gr14" draw:text-style-name="P5" draw:layer="layout" svg:width="1.709cm" svg:height="0.747cm" svg:x="1.422cm" svg:y="46.085cm">
          <draw:text-box>
            <text:p text:style-name="P4"><text:span text:style-name="T1">SHIFT</text:span></text:p>
          </draw:text-box>
        </draw:frame>
        <draw:custom-shape draw:style-name="gr5" draw:text-style-name="P1" draw:id="id54" draw:layer="layout" svg:width="0.95cm" svg:height="0.95cm" svg:x="2.79cm" svg:y="41.005cm">
          <text:p text:style-name="P6"><text:span text:style-name="T2">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55" draw:layer="layout" svg:width="0.95cm" svg:height="0.95cm" svg:x="5.33cm" svg:y="41.005cm">
          <text:p text:style-name="P6"><text:span text:style-name="T2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61" draw:layer="layout" svg:width="0.95cm" svg:height="0.95cm" svg:x="7.88cm" svg:y="43.27cm">
          <text:p text:style-name="P6"><text:span text:style-name="T2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56" draw:layer="layout" svg:width="0.95cm" svg:height="0.95cm" svg:x="7.885cm" svg:y="41.005cm">
          <text:p text:style-name="P6"><text:span text:style-name="T2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57" draw:layer="layout" svg:width="0.95cm" svg:height="0.95cm" svg:x="7.885cm" svg:y="38.785cm">
          <text:p text:style-name="P6"><text:span text:style-name="T2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9" draw:id="id58" draw:layer="layout" svg:width="1.641cm" svg:height="1.641cm" svg:x="5.01cm" svg:y="38.465cm">
          <text:p text:style-name="P3"><text:span text:style-name="T4">f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.74cm" svg:y1="41.48cm" svg:x2="5.33cm" svg:y2="41.48cm" draw:start-shape="id54" draw:start-glue-point="10" draw:end-shape="id55" draw:end-glue-point="6" svg:d="m3740 41480h1590">
          <text:p/>
        </draw:connector>
        <draw:connector draw:style-name="gr2" draw:text-style-name="P2" draw:layer="layout" draw:type="curve" svg:x1="6.28cm" svg:y1="41.48cm" svg:x2="7.885cm" svg:y2="41.48cm" draw:start-shape="id55" draw:start-glue-point="10" draw:end-shape="id56" draw:end-glue-point="6" svg:d="m6280 41480h1605">
          <text:p/>
        </draw:connector>
        <draw:connector draw:style-name="gr2" draw:text-style-name="P2" draw:layer="layout" draw:type="curve" svg:x1="8.36cm" svg:y1="41.005cm" svg:x2="8.36cm" svg:y2="39.735cm" draw:start-shape="id56" draw:start-glue-point="4" draw:end-shape="id57" draw:end-glue-point="8" svg:d="m8360 41005v-1270">
          <text:p/>
        </draw:connector>
        <draw:connector draw:style-name="gr2" draw:text-style-name="P2" draw:layer="layout" draw:type="curve" svg:x1="7.885cm" svg:y1="39.26cm" svg:x2="6.651cm" svg:y2="39.285cm" draw:start-shape="id57" draw:end-shape="id58" draw:end-glue-point="1" svg:d="m7885 39260c-925 0-309 25-1234 25">
          <text:p/>
        </draw:connector>
        <draw:g draw:id="id59">
          <draw:custom-shape draw:style-name="gr1" draw:text-style-name="P1" draw:layer="layout" svg:width="0.95cm" svg:height="0.95cm" svg:x="2.79cm" svg:y="38.8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2.89cm" svg:y="38.91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2.79cm" svg:y="38.8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2.89cm" svg:y="38.91cm">
            <text:p text:style-name="P6"><text:span text:style-name="T2">*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" draw:text-style-name="P2" draw:layer="layout" draw:type="curve" svg:x1="5.01cm" svg:y1="39.285cm" svg:x2="3.74cm" svg:y2="39.285cm" draw:start-shape="id58" draw:start-glue-point="3" draw:end-shape="id59" draw:end-glue-point="1" svg:d="m5010 39285h-1270">
          <text:p/>
        </draw:connector>
        <draw:custom-shape draw:style-name="gr3" draw:text-style-name="P9" draw:id="id60" draw:layer="layout" svg:width="1.641cm" svg:height="1.641cm" svg:x="5.01cm" svg:y="42.91cm">
          <text:p text:style-name="P3"><text:span text:style-name="T4">fA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.83cm" svg:y1="42.91cm" svg:x2="3.265cm" svg:y2="41.955cm" draw:start-shape="id60" draw:start-glue-point="0" draw:end-shape="id54" draw:end-glue-point="8" svg:d="m5830 42910c0-753-1455-502-1455-478s-1110 274-1110-477">
          <text:p/>
        </draw:connector>
        <draw:connector draw:style-name="gr2" draw:text-style-name="P2" draw:layer="layout" draw:type="curve" svg:x1="8.36cm" svg:y1="41.955cm" svg:x2="8.355cm" svg:y2="43.27cm" draw:start-shape="id56" draw:start-glue-point="8" draw:end-shape="id61" draw:end-glue-point="4" svg:d="m8360 41955c0 987-5 330-5 1315">
          <text:p/>
        </draw:connector>
        <draw:connector draw:style-name="gr2" draw:text-style-name="P2" draw:layer="layout" draw:type="curve" svg:x1="7.88cm" svg:y1="43.745cm" svg:x2="6.651cm" svg:y2="43.73cm" draw:start-shape="id61" draw:start-glue-point="6" draw:end-shape="id60" draw:end-glue-point="1" svg:d="m7880 43745c-922 0-308-15-1229-15">
          <text:p/>
        </draw:connector>
        <draw:frame draw:style-name="gr12" draw:text-style-name="P8" draw:layer="layout" svg:width="1.653cm" svg:height="0.747cm" svg:x="3.552cm" svg:y="40.793cm">
          <draw:text-box>
            <text:p text:style-name="P7"><text:span text:style-name="T3">B/B R</text:span></text:p>
          </draw:text-box>
        </draw:frame>
        <draw:frame draw:style-name="gr12" draw:text-style-name="P8" draw:layer="layout" svg:width="1.611cm" svg:height="0.747cm" svg:x="6.152cm" svg:y="40.794cm">
          <draw:text-box>
            <text:p text:style-name="P7"><text:span text:style-name="T3">1/1 R</text:span></text:p>
          </draw:text-box>
        </draw:frame>
        <draw:frame draw:style-name="gr12" draw:text-style-name="P8" draw:layer="layout" svg:width="1.594cm" svg:height="0.747cm" svg:x="6.915cm" svg:y="40.058cm">
          <draw:text-box>
            <text:p text:style-name="P7"><text:span text:style-name="T3">B/B L</text:span></text:p>
          </draw:text-box>
        </draw:frame>
        <draw:frame draw:style-name="gr12" draw:text-style-name="P8" draw:layer="layout" svg:width="1.416cm" svg:height="0.747cm" svg:x="6.57cm" svg:y="38.465cm">
          <draw:text-box>
            <text:p text:style-name="P7"><text:span text:style-name="T3">1/1L</text:span></text:p>
          </draw:text-box>
        </draw:frame>
        <draw:frame draw:style-name="gr12" draw:text-style-name="P8" draw:layer="layout" svg:width="1.552cm" svg:height="0.747cm" svg:x="6.882cm" svg:y="41.963cm">
          <draw:text-box>
            <text:p text:style-name="P7"><text:span text:style-name="T3">1/1 L</text:span></text:p>
          </draw:text-box>
        </draw:frame>
        <draw:frame draw:style-name="gr12" draw:text-style-name="P8" draw:layer="layout" svg:width="1.552cm" svg:height="0.747cm" svg:x="6.57cm" svg:y="43.01cm">
          <draw:text-box>
            <text:p text:style-name="P7"><text:span text:style-name="T3">1/1 L</text:span></text:p>
          </draw:text-box>
        </draw:frame>
        <draw:custom-shape draw:style-name="gr15" draw:text-style-name="P2" draw:layer="layout" svg:width="7.62cm" svg:height="6.721cm" svg:x="1.835cm" svg:y="38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1.37cm" svg:height="0.747cm" svg:x="1.635cm" svg:y="37.93cm">
          <draw:text-box>
            <text:p text:style-name="P4"><text:span text:style-name="T1">SEQ</text:span></text:p>
          </draw:text-box>
        </draw:frame>
        <draw:custom-shape draw:style-name="gr3" draw:text-style-name="P9" draw:id="id63" draw:layer="layout" svg:width="1.641cm" svg:height="1.641cm" svg:x="13.435cm" svg:y="38.44cm">
          <text:p text:style-name="P3"><text:span text:style-name="T4">CP</text:span><text:span text:style-name="T5">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35cm" svg:y1="41.505cm" svg:x2="2.77cm" svg:y2="41.505cm">
          <text:p/>
        </draw:line>
        <draw:custom-shape draw:style-name="gr5" draw:text-style-name="P1" draw:id="id62" draw:layer="layout" svg:width="0.95cm" svg:height="0.95cm" svg:x="11.195cm" svg:y="38.785cm">
          <text:p text:style-name="P6"><text:span text:style-name="T2">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2" draw:layer="layout" svg:x1="10.525cm" svg:y1="39.274cm" svg:x2="11.16cm" svg:y2="39.274cm">
          <text:p/>
        </draw:line>
        <draw:connector draw:style-name="gr2" draw:text-style-name="P2" draw:layer="layout" draw:type="curve" svg:x1="12.145cm" svg:y1="39.26cm" svg:x2="13.435cm" svg:y2="39.26cm" draw:start-shape="id62" draw:start-glue-point="10" draw:end-shape="id63" draw:end-glue-point="3" svg:d="m12145 39260h1290">
          <text:p/>
        </draw:connector>
        <draw:frame draw:style-name="gr12" draw:text-style-name="P8" draw:layer="layout" svg:width="1.653cm" svg:height="0.747cm" svg:x="11.895cm" svg:y="38.553cm">
          <draw:text-box>
            <text:p text:style-name="P7"><text:span text:style-name="T3">B/B R</text:span></text:p>
          </draw:text-box>
        </draw:frame>
        <draw:custom-shape draw:style-name="gr3" draw:text-style-name="P9" draw:id="id66" draw:layer="layout" svg:width="1.641cm" svg:height="1.641cm" svg:x="15.605cm" svg:y="38.465cm">
          <text:p text:style-name="P3"><text:span text:style-name="T4">MR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67" draw:layer="layout" svg:width="1.641cm" svg:height="1.641cm" svg:x="17.774cm" svg:y="38.465cm">
          <text:p text:style-name="P3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68" draw:layer="layout" svg:width="1.641cm" svg:height="1.641cm" svg:x="20.05cm" svg:y="38.465cm">
          <text:p text:style-name="P3"><text:span text:style-name="T4">ML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69" draw:layer="layout" svg:width="1.641cm" svg:height="1.641cm" svg:x="22.219cm" svg:y="38.465cm">
          <text:p text:style-name="P3"><text:span text:style-name="T4">C</text:span><text:span text:style-name="T5">1,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70" draw:layer="layout" svg:width="1.641cm" svg:height="1.641cm" svg:x="22.255cm" svg:y="40.57cm">
          <text:p text:style-name="P3"><text:span text:style-name="T4">E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71" draw:layer="layout" svg:width="1.641cm" svg:height="1.641cm" svg:x="20.05cm" svg:y="40.634cm">
          <text:p text:style-name="P3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72" draw:layer="layout" svg:width="1.641cm" svg:height="1.641cm" svg:x="17.774cm" svg:y="40.705cm">
          <text:p text:style-name="P3"><text:span text:style-name="T4">MR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73" draw:layer="layout" svg:width="1.641cm" svg:height="1.641cm" svg:x="15.605cm" svg:y="40.634cm">
          <text:p text:style-name="P3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64" draw:layer="layout" svg:width="1.641cm" svg:height="1.641cm" svg:x="13.329cm" svg:y="40.634cm">
          <text:p text:style-name="P3"><text:span text:style-name="T4">P</text:span></text:p>
          <draw:enhanced-geometry svg:viewBox="0 0 21600 21600" draw:type="rectangle" draw:enhanced-path="M 0 0 L 21600 0 21600 21600 0 21600 0 0 Z N"/>
        </draw:custom-shape>
        <draw:g draw:id="id65">
          <draw:custom-shape draw:style-name="gr1" draw:text-style-name="P1" draw:layer="layout" svg:width="0.95cm" svg:height="0.95cm" svg:x="11.645cm" svg:y="40.90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1.745cm" svg:y="41.00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11.645cm" svg:y="40.90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1.745cm" svg:y="41.005cm">
            <text:p text:style-name="P6"><text:span text:style-name="T2">*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" draw:text-style-name="P2" draw:layer="layout" draw:type="curve" svg:x1="13.329cm" svg:y1="41.454cm" svg:x2="12.595cm" svg:y2="41.38cm" draw:start-shape="id64" draw:start-glue-point="3" draw:end-shape="id65" draw:end-glue-point="1" svg:d="m13329 41454c-550 0-184-74-734-74">
          <text:p/>
        </draw:connector>
        <draw:connector draw:style-name="gr2" draw:text-style-name="P2" draw:layer="layout" draw:type="curve" svg:x1="15.076cm" svg:y1="39.26cm" svg:x2="15.605cm" svg:y2="39.285cm" draw:start-shape="id63" draw:start-glue-point="1" draw:end-shape="id66" draw:end-glue-point="3" svg:d="m15076 39260c396 0 132 25 529 25">
          <text:p/>
        </draw:connector>
        <draw:connector draw:style-name="gr2" draw:text-style-name="P2" draw:layer="layout" draw:type="curve" svg:x1="17.246cm" svg:y1="39.285cm" svg:x2="17.774cm" svg:y2="39.285cm" draw:start-shape="id66" draw:start-glue-point="1" draw:end-shape="id67" draw:end-glue-point="3" svg:d="m17246 39285h528">
          <text:p/>
        </draw:connector>
        <draw:connector draw:style-name="gr2" draw:text-style-name="P2" draw:layer="layout" draw:type="curve" svg:x1="19.415cm" svg:y1="39.285cm" svg:x2="20.05cm" svg:y2="39.285cm" draw:start-shape="id67" draw:start-glue-point="1" draw:end-shape="id68" draw:end-glue-point="3" svg:d="m19415 39285h635">
          <text:p/>
        </draw:connector>
        <draw:connector draw:style-name="gr2" draw:text-style-name="P2" draw:layer="layout" draw:type="curve" svg:x1="21.691cm" svg:y1="39.285cm" svg:x2="22.219cm" svg:y2="39.285cm" draw:start-shape="id68" draw:start-glue-point="1" draw:end-shape="id69" draw:end-glue-point="3" svg:d="m21691 39285h528">
          <text:p/>
        </draw:connector>
        <draw:connector draw:style-name="gr2" draw:text-style-name="P2" draw:layer="layout" draw:type="curve" svg:x1="23.039cm" svg:y1="40.106cm" svg:x2="23.075cm" svg:y2="40.57cm" draw:start-shape="id69" draw:start-glue-point="2" draw:end-shape="id70" draw:end-glue-point="0" svg:d="m23039 40106c0 346 36 115 36 464">
          <text:p/>
        </draw:connector>
        <draw:connector draw:style-name="gr2" draw:text-style-name="P2" draw:layer="layout" draw:type="curve" svg:x1="22.255cm" svg:y1="41.39cm" svg:x2="21.691cm" svg:y2="41.454cm" draw:start-shape="id70" draw:start-glue-point="3" draw:end-shape="id71" draw:end-glue-point="1" svg:d="m22255 41390c-424 0-143 64-564 64">
          <text:p/>
        </draw:connector>
        <draw:connector draw:style-name="gr2" draw:text-style-name="P2" draw:layer="layout" draw:type="curve" svg:x1="20.05cm" svg:y1="41.454cm" svg:x2="19.415cm" svg:y2="41.525cm" draw:start-shape="id71" draw:start-glue-point="3" draw:end-shape="id72" draw:end-glue-point="1" svg:d="m20050 41454c-477 0-160 71-635 71">
          <text:p/>
        </draw:connector>
        <draw:connector draw:style-name="gr2" draw:text-style-name="P2" draw:layer="layout" draw:type="curve" svg:x1="17.774cm" svg:y1="41.525cm" svg:x2="17.246cm" svg:y2="41.454cm" draw:start-shape="id72" draw:start-glue-point="3" draw:end-shape="id73" draw:end-glue-point="1" svg:d="m17774 41525c-397 0-134-71-528-71">
          <text:p/>
        </draw:connector>
        <draw:connector draw:style-name="gr2" draw:text-style-name="P2" draw:layer="layout" draw:type="curve" svg:x1="15.605cm" svg:y1="41.454cm" svg:x2="14.97cm" svg:y2="41.454cm" draw:start-shape="id73" draw:start-glue-point="3" draw:end-shape="id64" draw:end-glue-point="1" svg:d="m15605 41454h-635">
          <text:p/>
        </draw:connector>
        <draw:custom-shape draw:style-name="gr15" draw:text-style-name="P2" draw:layer="layout" svg:width="13.847cm" svg:height="4.824cm" svg:x="10.294cm" svg:y="37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1.209cm" svg:height="0.747cm" svg:x="10.125cm" svg:y="37.73cm">
          <draw:text-box>
            <text:p text:style-name="P4"><text:span text:style-name="T1">fAp</text:span></text:p>
          </draw:text-box>
        </draw:frame>
        <draw:custom-shape draw:style-name="gr5" draw:text-style-name="P1" draw:id="id74" draw:layer="layout" svg:width="0.95cm" svg:height="0.95cm" svg:x="12.142cm" svg:y="44.789cm">
          <text:p text:style-name="P6"><text:span text:style-name="T2">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2" draw:layer="layout" svg:x1="11.472cm" svg:y1="45.278cm" svg:x2="12.107cm" svg:y2="45.278cm">
          <text:p/>
        </draw:line>
        <draw:connector draw:style-name="gr2" draw:text-style-name="P2" draw:layer="layout" draw:type="curve" svg:x1="13.092cm" svg:y1="45.264cm" svg:x2="14.3cm" svg:y2="45.264cm" draw:start-shape="id74" draw:start-glue-point="10" draw:end-shape="id75" draw:end-glue-point="6" svg:d="m13092 45264h1208">
          <text:p/>
        </draw:connector>
        <draw:frame draw:style-name="gr12" draw:text-style-name="P8" draw:layer="layout" svg:width="1.594cm" svg:height="0.747cm" svg:x="12.842cm" svg:y="44.557cm">
          <draw:text-box>
            <text:p text:style-name="P7"><text:span text:style-name="T3">B/B L</text:span></text:p>
          </draw:text-box>
        </draw:frame>
        <draw:custom-shape draw:style-name="gr5" draw:text-style-name="P1" draw:id="id75" draw:layer="layout" svg:width="0.95cm" svg:height="0.95cm" svg:x="14.3cm" svg:y="44.789cm">
          <text:p text:style-name="P6"><text:span text:style-name="T2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9" draw:id="id76" draw:layer="layout" svg:width="1.641cm" svg:height="1.641cm" svg:x="13.929cm" svg:y="46.349cm">
          <text:p text:style-name="P3"><text:span text:style-name="T4">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628cm" svg:height="0.747cm" svg:x="13.243cm" svg:y="45.658cm">
          <draw:text-box>
            <text:p text:style-name="P7"><text:span text:style-name="T3">B/B S</text:span></text:p>
          </draw:text-box>
        </draw:frame>
        <draw:g draw:id="id77">
          <draw:custom-shape draw:style-name="gr1" draw:text-style-name="P1" draw:layer="layout" svg:width="0.95cm" svg:height="0.95cm" svg:x="12.08cm" svg:y="46.64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2.18cm" svg:y="46.74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12.08cm" svg:y="46.64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2.18cm" svg:y="46.745cm">
            <text:p text:style-name="P6"><text:span text:style-name="T2">*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2" draw:text-style-name="P8" draw:layer="layout" svg:width="1.611cm" svg:height="0.747cm" svg:x="15.125cm" svg:y="44.603cm">
          <draw:text-box>
            <text:p text:style-name="P7"><text:span text:style-name="T3">1/1 R</text:span></text:p>
          </draw:text-box>
        </draw:frame>
        <draw:custom-shape draw:style-name="gr3" draw:text-style-name="P9" draw:id="id78" draw:layer="layout" svg:width="1.641cm" svg:height="1.641cm" svg:x="16.768cm" svg:y="44.43cm">
          <text:p text:style-name="P3"><text:span text:style-name="T4">ML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79" draw:layer="layout" svg:width="1.641cm" svg:height="1.641cm" svg:x="19.044cm" svg:y="44.43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4.775cm" svg:y1="45.739cm" svg:x2="14.749cm" svg:y2="46.349cm" draw:start-shape="id75" draw:start-glue-point="8" draw:end-shape="id76" draw:end-glue-point="0" svg:d="m14775 45739c0 457-26 153-26 610">
          <text:p/>
        </draw:connector>
        <draw:connector draw:style-name="gr2" draw:text-style-name="P2" draw:layer="layout" draw:type="curve" svg:x1="13.929cm" svg:y1="47.169cm" svg:x2="13.03cm" svg:y2="47.12cm" draw:start-shape="id76" draw:start-glue-point="3" draw:end-shape="id77" draw:end-glue-point="1" svg:d="m13929 47169c-675 0-226-49-899-49">
          <text:p/>
        </draw:connector>
        <draw:connector draw:style-name="gr2" draw:text-style-name="P2" draw:layer="layout" draw:type="curve" svg:x1="18.409cm" svg:y1="45.25cm" svg:x2="19.044cm" svg:y2="45.25cm" draw:start-shape="id78" draw:start-glue-point="1" draw:end-shape="id79" draw:end-glue-point="3" svg:d="m18409 45250h635">
          <text:p/>
        </draw:connector>
        <draw:connector draw:style-name="gr2" draw:text-style-name="P2" draw:layer="layout" draw:type="curve" svg:x1="15.25cm" svg:y1="45.264cm" svg:x2="16.768cm" svg:y2="45.25cm" draw:start-shape="id75" draw:start-glue-point="10" draw:end-shape="id78" draw:end-glue-point="3" svg:d="m15250 45264c1138 0 380-14 1518-14">
          <text:p/>
        </draw:connector>
        <draw:connector draw:style-name="gr2" draw:text-style-name="P2" draw:layer="layout" draw:type="curve" svg:x1="19.864cm" svg:y1="44.43cm" svg:x2="12.617cm" svg:y2="44.789cm" draw:start-shape="id79" draw:start-glue-point="0" draw:end-shape="id74" draw:end-glue-point="4" svg:d="m19864 44430c0-753-7247-932-7247 359">
          <text:p/>
        </draw:connector>
        <draw:custom-shape draw:style-name="gr15" draw:text-style-name="P2" draw:layer="layout" svg:width="9.846cm" svg:height="4.614cm" svg:x="11.16cm" svg:y="43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1.027cm" svg:height="0.747cm" svg:x="11.06cm" svg:y="43.433cm">
          <draw:text-box>
            <text:p text:style-name="P4"><text:span text:style-name="T1">AL</text:span></text:p>
          </draw:text-box>
        </draw:frame>
        <draw:custom-shape draw:style-name="gr5" draw:text-style-name="P1" draw:id="id82" draw:layer="layout" svg:width="0.95cm" svg:height="0.95cm" svg:x="2.94cm" svg:y="35.29cm">
          <text:p text:style-name="P6"><text:span text:style-name="T2">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2" draw:layer="layout" svg:x1="2.27cm" svg:y1="35.679cm" svg:x2="2.905cm" svg:y2="35.679cm">
          <text:p/>
        </draw:line>
        <draw:custom-shape draw:style-name="gr3" draw:text-style-name="P10" draw:id="id83" draw:layer="layout" svg:width="1.641cm" svg:height="1.641cm" svg:x="4.574cm" svg:y="34.919cm">
          <text:p text:style-name="P3"><text:span text:style-name="T6">SHIF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84" draw:layer="layout" svg:width="1.641cm" svg:height="1.641cm" svg:x="6.814cm" svg:y="34.919cm">
          <text:p text:style-name="P3"><text:span text:style-name="T4">SEQ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id="id80" draw:layer="layout" svg:width="1.641cm" svg:height="1.641cm" svg:x="8.99cm" svg:y="34.919cm">
          <text:p text:style-name="P3"><text:span text:style-name="T4">AL</text:span></text:p>
          <draw:enhanced-geometry svg:viewBox="0 0 21600 21600" draw:type="rectangle" draw:enhanced-path="M 0 0 L 21600 0 21600 21600 0 21600 0 0 Z N"/>
        </draw:custom-shape>
        <draw:g draw:id="id81">
          <draw:custom-shape draw:style-name="gr1" draw:text-style-name="P1" draw:layer="layout" svg:width="0.95cm" svg:height="0.95cm" svg:x="11.215cm" svg:y="35.2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1.315cm" svg:y="35.39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11.215cm" svg:y="35.2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1.315cm" svg:y="35.39cm">
            <text:p text:style-name="P6"><text:span text:style-name="T2">*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" draw:text-style-name="P2" draw:layer="layout" draw:type="curve" svg:x1="10.631cm" svg:y1="35.739cm" svg:x2="11.215cm" svg:y2="35.765cm" draw:start-shape="id80" draw:start-glue-point="1" draw:end-shape="id81" draw:end-glue-point="3" svg:d="m10631 35739c438 0 146 26 584 26">
          <text:p/>
        </draw:connector>
        <draw:connector draw:style-name="gr2" draw:text-style-name="P2" draw:layer="layout" draw:type="curve" svg:x1="3.89cm" svg:y1="35.765cm" svg:x2="4.574cm" svg:y2="35.739cm" draw:start-shape="id82" draw:start-glue-point="10" draw:end-shape="id83" draw:end-glue-point="3" svg:d="m3890 35765c513 0 171-26 684-26">
          <text:p/>
        </draw:connector>
        <draw:connector draw:style-name="gr2" draw:text-style-name="P2" draw:layer="layout" draw:type="curve" svg:x1="6.215cm" svg:y1="35.739cm" svg:x2="6.814cm" svg:y2="35.739cm" draw:start-shape="id83" draw:start-glue-point="1" draw:end-shape="id84" draw:end-glue-point="3" svg:d="m6215 35739h599">
          <text:p/>
        </draw:connector>
        <draw:connector draw:style-name="gr2" draw:text-style-name="P2" draw:layer="layout" draw:type="curve" svg:x1="8.455cm" svg:y1="35.739cm" svg:x2="8.99cm" svg:y2="35.739cm" draw:start-shape="id84" draw:start-glue-point="1" draw:end-shape="id80" draw:end-glue-point="3" svg:d="m8455 35739h535">
          <text:p/>
        </draw:connector>
        <draw:connector draw:style-name="gr2" draw:text-style-name="P2" draw:layer="layout" draw:type="curve" svg:x1="9.578cm" svg:y1="47.475cm" svg:x2="9.927cm" svg:y2="47.514cm" draw:start-shape="id85" draw:start-glue-point="4" draw:end-shape="id53" draw:end-glue-point="11" svg:d="m9578 47475c0-901 349-921 349 39">
          <text:p/>
        </draw:connector>
        <draw:frame draw:style-name="gr13" draw:text-style-name="P8" draw:layer="layout" svg:width="1.552cm" svg:height="0.747cm" svg:x="8.938cm" svg:y="46.21cm">
          <draw:text-box>
            <text:p text:style-name="P7"><text:span text:style-name="T3">1/1 L</text:span></text:p>
          </draw:text-box>
        </draw:frame>
        <draw:custom-shape draw:style-name="gr15" draw:text-style-name="P2" draw:layer="layout" svg:width="8.936cm" svg:height="2.47cm" svg:x="1.589cm" svg:y="46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86" draw:layer="layout" svg:width="0.95cm" svg:height="0.95cm" svg:x="3.225cm" svg:y="29.575cm">
          <text:p text:style-name="P6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87" draw:layer="layout" svg:width="0.95cm" svg:height="0.95cm" svg:x="6.08cm" svg:y="29.575cm">
          <text:p text:style-name="P6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4.175cm" svg:y1="30.05cm" svg:x2="6.08cm" svg:y2="30.05cm" draw:start-shape="id86" draw:start-glue-point="10" draw:end-shape="id87" draw:end-glue-point="6" svg:d="m4175 30050h1905">
          <text:p/>
        </draw:connector>
        <draw:frame draw:style-name="gr10" draw:text-style-name="P8" draw:layer="layout" svg:width="1.717cm" svg:height="0.747cm" svg:x="4.075cm" svg:y="29.363cm">
          <draw:text-box>
            <text:p text:style-name="P7"><text:span text:style-name="T3">B/# R</text:span></text:p>
          </draw:text-box>
        </draw:frame>
        <draw:custom-shape draw:style-name="gr5" draw:text-style-name="P1" draw:id="id88" draw:layer="layout" svg:width="0.95cm" svg:height="0.95cm" svg:x="8.62cm" svg:y="29.575cm">
          <text:p text:style-name="P6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7.03cm" svg:y1="30.05cm" svg:x2="8.62cm" svg:y2="30.05cm" draw:start-shape="id87" draw:start-glue-point="10" draw:end-shape="id88" draw:end-glue-point="3" svg:d="m7030 30050h1590">
          <text:p/>
        </draw:connector>
        <draw:frame draw:style-name="gr10" draw:text-style-name="P8" draw:layer="layout" svg:width="1.632cm" svg:height="0.747cm" svg:x="6.903cm" svg:y="29.24cm">
          <draw:text-box>
            <text:p text:style-name="P7"><text:span text:style-name="T3">1/B R</text:span></text:p>
          </draw:text-box>
        </draw:frame>
        <draw:custom-shape draw:style-name="gr5" draw:text-style-name="P1" draw:id="id89" draw:layer="layout" svg:width="0.95cm" svg:height="0.95cm" svg:x="11.16cm" svg:y="29.575cm">
          <text:p text:style-name="P6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9.57cm" svg:y1="30.05cm" svg:x2="11.16cm" svg:y2="30.05cm" draw:start-shape="id88" draw:start-glue-point="10" draw:end-shape="id89" draw:end-glue-point="3" svg:d="m9570 30050h1590">
          <text:p/>
        </draw:connector>
        <draw:frame draw:style-name="gr10" draw:text-style-name="P8" draw:layer="layout" svg:width="1.653cm" svg:height="0.747cm" svg:x="9.603cm" svg:y="29.241cm">
          <draw:text-box>
            <text:p text:style-name="P7"><text:span text:style-name="T3">B/B R</text:span></text:p>
          </draw:text-box>
        </draw:frame>
        <draw:custom-shape draw:style-name="gr5" draw:text-style-name="P1" draw:id="id90" draw:layer="layout" svg:width="0.95cm" svg:height="0.95cm" svg:x="11.16cm" svg:y="27.035cm">
          <text:p text:style-name="P6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1.635cm" svg:y1="29.575cm" svg:x2="11.635cm" svg:y2="27.985cm" draw:start-shape="id89" draw:start-glue-point="4" draw:end-shape="id90" draw:end-glue-point="8" svg:d="m11635 29575v-1590">
          <text:p/>
        </draw:connector>
        <draw:frame draw:style-name="gr10" draw:text-style-name="P8" draw:layer="layout" svg:width="1.594cm" svg:height="0.747cm" svg:x="11.412cm" svg:y="28.528cm">
          <draw:text-box>
            <text:p text:style-name="P7"><text:span text:style-name="T3">B/B L</text:span></text:p>
          </draw:text-box>
        </draw:frame>
        <draw:connector draw:style-name="gr2" draw:text-style-name="P2" draw:layer="layout" draw:type="curve" svg:x1="9.095cm" svg:y1="29.575cm" svg:x2="9.431cm" svg:y2="29.714cm" draw:start-shape="id88" draw:start-glue-point="4" draw:end-shape="id88" draw:end-glue-point="11" svg:d="m9095 29575c0-751 336-821 336 139">
          <text:p/>
        </draw:connector>
        <draw:frame draw:style-name="gr10" draw:text-style-name="P8" draw:layer="layout" svg:width="1.611cm" svg:height="1.243cm" svg:x="8.285cm" svg:y="27.905cm">
          <draw:text-box>
            <text:p text:style-name="P7"><text:span text:style-name="T3">1/1 R</text:span></text:p>
            <text:p text:style-name="P7"><text:span text:style-name="T3">0/0 R</text:span></text:p>
          </draw:text-box>
        </draw:frame>
        <draw:custom-shape draw:style-name="gr5" draw:text-style-name="P1" draw:id="id91" draw:layer="layout" svg:width="0.95cm" svg:height="0.95cm" svg:x="8.62cm" svg:y="27.035cm">
          <text:p text:style-name="P6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0" draw:text-style-name="P8" draw:layer="layout" svg:width="1.594cm" svg:height="1.243cm" svg:x="10.879cm" svg:y="25.265cm">
          <draw:text-box>
            <text:p text:style-name="P7"><text:span text:style-name="T3">B/B L</text:span></text:p>
            <text:p text:style-name="P7"><text:span text:style-name="T3">1/B L</text:span></text:p>
          </draw:text-box>
        </draw:frame>
        <draw:connector draw:style-name="gr2" draw:text-style-name="P2" draw:layer="layout" draw:type="curve" svg:x1="11.16cm" svg:y1="27.51cm" svg:x2="9.57cm" svg:y2="27.51cm" draw:start-shape="id90" draw:start-glue-point="6" draw:end-shape="id91" svg:d="m11160 27510h-1590">
          <text:p/>
        </draw:connector>
        <draw:connector draw:style-name="gr2" draw:text-style-name="P2" draw:layer="layout" draw:type="curve" svg:x1="11.635cm" svg:y1="27.035cm" svg:x2="11.971cm" svg:y2="27.174cm" draw:start-shape="id90" draw:start-glue-point="4" draw:end-shape="id90" draw:end-glue-point="11" svg:d="m11635 27035c0-751 336-821 336 139">
          <text:p/>
        </draw:connector>
        <draw:frame draw:style-name="gr10" draw:text-style-name="P8" draw:layer="layout" svg:width="1.717cm" svg:height="0.747cm" svg:x="9.528cm" svg:y="26.723cm">
          <draw:text-box>
            <text:p text:style-name="P7"><text:span text:style-name="T3">#/B R</text:span></text:p>
          </draw:text-box>
        </draw:frame>
        <draw:connector draw:style-name="gr2" draw:text-style-name="P2" draw:layer="layout" draw:type="curve" svg:x1="8.62cm" svg:y1="27.51cm" svg:x2="7.03cm" svg:y2="27.51cm" draw:start-shape="id91" draw:start-glue-point="6" svg:d="m8620 27510h-1590">
          <text:p/>
        </draw:connector>
        <draw:frame draw:style-name="gr10" draw:text-style-name="P8" draw:layer="layout" svg:width="1.573cm" svg:height="0.747cm" svg:x="7.003cm" svg:y="26.7cm">
          <draw:text-box>
            <text:p text:style-name="P7"><text:span text:style-name="T3">B/0 L</text:span></text:p>
          </draw:text-box>
        </draw:frame>
        <draw:g>
          <draw:custom-shape draw:style-name="gr1" draw:text-style-name="P1" draw:layer="layout" svg:width="0.95cm" svg:height="0.95cm" svg:x="6.08cm" svg:y="27.0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6.18cm" svg:y="27.13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6.08cm" svg:y="27.0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6.18cm" svg:y="27.13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5" draw:text-style-name="P1" draw:id="id92" draw:layer="layout" svg:width="0.95cm" svg:height="0.95cm" svg:x="13.7cm" svg:y="29.575cm">
          <text:p text:style-name="P6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2.11cm" svg:y1="30.05cm" svg:x2="13.7cm" svg:y2="30.05cm" draw:start-shape="id89" draw:start-glue-point="10" draw:end-shape="id92" draw:end-glue-point="6" svg:d="m12110 30050h1590">
          <text:p/>
        </draw:connector>
        <draw:frame draw:style-name="gr10" draw:text-style-name="P8" draw:layer="layout" svg:width="1.611cm" svg:height="0.747cm" svg:x="12.012cm" svg:y="29.329cm">
          <draw:text-box>
            <text:p text:style-name="P7"><text:span text:style-name="T3">1/1 R</text:span></text:p>
          </draw:text-box>
        </draw:frame>
        <draw:custom-shape draw:style-name="gr5" draw:text-style-name="P1" draw:id="id93" draw:layer="layout" svg:width="0.95cm" svg:height="0.95cm" svg:x="16.2cm" svg:y="29.575cm">
          <text:p text:style-name="P6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4.65cm" svg:y1="30.05cm" svg:x2="16.2cm" svg:y2="30.05cm" draw:start-shape="id92" draw:start-glue-point="10" draw:end-shape="id93" draw:end-glue-point="3" svg:d="m14650 30050h1550">
          <text:p/>
        </draw:connector>
        <draw:frame draw:style-name="gr10" draw:text-style-name="P8" draw:layer="layout" svg:width="1.594cm" svg:height="0.747cm" svg:x="14.613cm" svg:y="29.33cm">
          <draw:text-box>
            <text:p text:style-name="P7"><text:span text:style-name="T3">B/B L</text:span></text:p>
          </draw:text-box>
        </draw:frame>
        <draw:connector draw:style-name="gr2" draw:text-style-name="P2" draw:layer="layout" draw:type="curve" svg:x1="14.175cm" svg:y1="29.575cm" svg:x2="14.511cm" svg:y2="29.714cm" draw:start-shape="id92" draw:start-glue-point="4" draw:end-shape="id92" draw:end-glue-point="11" svg:d="m14175 29575c0-751 336-821 336 139">
          <text:p/>
        </draw:connector>
        <draw:frame draw:style-name="gr10" draw:text-style-name="P8" draw:layer="layout" svg:width="1.611cm" svg:height="0.747cm" svg:x="13.559cm" svg:y="28.393cm">
          <draw:text-box>
            <text:p text:style-name="P7"><text:span text:style-name="T3">1/1 R</text:span></text:p>
          </draw:text-box>
        </draw:frame>
        <draw:custom-shape draw:style-name="gr5" draw:text-style-name="P1" draw:id="id94" draw:layer="layout" svg:width="0.95cm" svg:height="0.95cm" svg:x="18.465cm" svg:y="29.575cm">
          <text:p text:style-name="P6"><text:span text:style-name="T2">8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7.15cm" svg:y1="30.05cm" svg:x2="18.465cm" svg:y2="30.05cm" draw:start-shape="id93" draw:start-glue-point="10" draw:end-shape="id94" draw:end-glue-point="6" svg:d="m17150 30050h1315">
          <text:p/>
        </draw:connector>
        <draw:frame draw:style-name="gr10" draw:text-style-name="P8" draw:layer="layout" svg:width="1.573cm" svg:height="0.747cm" svg:x="16.986cm" svg:y="29.34cm">
          <draw:text-box>
            <text:p text:style-name="P7"><text:span text:style-name="T3">1/B L</text:span></text:p>
          </draw:text-box>
        </draw:frame>
        <draw:connector draw:style-name="gr2" draw:text-style-name="P2" draw:layer="layout" draw:type="curve" svg:x1="18.94cm" svg:y1="29.575cm" svg:x2="19.276cm" svg:y2="29.714cm" draw:start-shape="id94" draw:start-glue-point="4" draw:end-shape="id94" draw:end-glue-point="11" svg:d="m18940 29575c0-751 336-821 336 139">
          <text:p/>
        </draw:connector>
        <draw:frame draw:style-name="gr10" draw:text-style-name="P8" draw:layer="layout" svg:width="1.552cm" svg:height="0.747cm" svg:x="18.477cm" svg:y="28.305cm">
          <draw:text-box>
            <text:p text:style-name="P7"><text:span text:style-name="T3">1/1 L</text:span></text:p>
          </draw:text-box>
        </draw:frame>
        <draw:custom-shape draw:style-name="gr5" draw:text-style-name="P1" draw:id="id95" draw:layer="layout" svg:width="0.95cm" svg:height="0.95cm" svg:x="21.32cm" svg:y="29.575cm">
          <text:p text:style-name="P6"><text:span text:style-name="T2">9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9.415cm" svg:y1="30.05cm" svg:x2="21.32cm" svg:y2="30.05cm" draw:start-shape="id94" draw:start-glue-point="10" draw:end-shape="id95" draw:end-glue-point="6" svg:d="m19415 30050h1905">
          <text:p/>
        </draw:connector>
        <draw:frame draw:style-name="gr10" draw:text-style-name="P8" draw:layer="layout" svg:width="1.594cm" svg:height="0.747cm" svg:x="19.515cm" svg:y="29.363cm">
          <draw:text-box>
            <text:p text:style-name="P7"><text:span text:style-name="T3">B/B L</text:span></text:p>
          </draw:text-box>
        </draw:frame>
        <draw:custom-shape draw:style-name="gr5" draw:text-style-name="P1" draw:id="id96" draw:layer="layout" svg:width="0.95cm" svg:height="0.95cm" svg:x="21.32cm" svg:y="31.48cm">
          <text:p text:style-name="P6"><text:span text:style-name="T2">1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0" draw:text-style-name="P8" draw:layer="layout" svg:width="1.552cm" svg:height="0.747cm" svg:x="21.673cm" svg:y="30.433cm">
          <draw:text-box>
            <text:p text:style-name="P7"><text:span text:style-name="T3">1/1 L</text:span></text:p>
          </draw:text-box>
        </draw:frame>
        <draw:frame draw:style-name="gr10" draw:text-style-name="P8" draw:layer="layout" svg:width="1.552cm" svg:height="0.747cm" svg:x="22.29cm" svg:y="31.38cm">
          <draw:text-box>
            <text:p text:style-name="P7"><text:span text:style-name="T3">1/1 L</text:span></text:p>
          </draw:text-box>
        </draw:frame>
        <draw:connector draw:style-name="gr2" draw:text-style-name="P2" draw:layer="layout" draw:type="curve" svg:x1="21.795cm" svg:y1="30.525cm" svg:x2="21.795cm" svg:y2="31.48cm" draw:start-shape="id95" draw:start-glue-point="8" draw:end-shape="id96" draw:end-glue-point="4" svg:d="m21795 30525v955">
          <text:p/>
        </draw:connector>
        <draw:connector draw:style-name="gr2" draw:text-style-name="P2" draw:layer="layout" draw:type="curve" svg:x1="22.27cm" svg:y1="31.955cm" svg:x2="22.131cm" svg:y2="32.291cm" draw:start-shape="id96" draw:start-glue-point="10" draw:end-shape="id96" draw:end-glue-point="9" svg:d="m22270 31955c751 0 821 336-139 336">
          <text:p/>
        </draw:connector>
        <draw:connector draw:style-name="gr2" draw:text-style-name="P2" draw:layer="layout" draw:type="curve" svg:x1="21.32cm" svg:y1="31.955cm" svg:x2="6.555cm" svg:y2="30.525cm" draw:start-shape="id96" draw:start-glue-point="6" draw:end-shape="id87" draw:end-glue-point="8" svg:d="m21320 31955c-9844 0-14765-476-14765-1430">
          <text:p/>
        </draw:connector>
        <draw:frame draw:style-name="gr10" draw:text-style-name="P8" draw:layer="layout" svg:width="1.653cm" svg:height="0.747cm" svg:x="19.726cm" svg:y="31.268cm">
          <draw:text-box>
            <text:p text:style-name="P7"><text:span text:style-name="T3">B/B R</text:span></text:p>
          </draw:text-box>
        </draw:frame>
        <draw:custom-shape draw:style-name="gr5" draw:text-style-name="P1" draw:id="id97" draw:layer="layout" svg:width="0.95cm" svg:height="0.95cm" svg:x="21.32cm" svg:y="27.035cm">
          <text:p text:style-name="P6"><text:span text:style-name="T2">1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21.795cm" svg:y1="29.575cm" svg:x2="21.795cm" svg:y2="27.985cm" draw:start-shape="id95" draw:start-glue-point="4" draw:end-shape="id97" draw:end-glue-point="8" svg:d="m21795 29575v-1590">
          <text:p/>
        </draw:connector>
        <draw:frame draw:style-name="gr10" draw:text-style-name="P8" draw:layer="layout" svg:width="1.653cm" svg:height="0.747cm" svg:x="21.631cm" svg:y="28.305cm">
          <draw:text-box>
            <text:p text:style-name="P7"><text:span text:style-name="T3">B/B R</text:span></text:p>
          </draw:text-box>
        </draw:frame>
        <draw:custom-shape draw:style-name="gr5" draw:text-style-name="P1" draw:id="id98" draw:layer="layout" svg:width="0.95cm" svg:height="0.95cm" svg:x="18.465cm" svg:y="27.035cm">
          <text:p text:style-name="P6"><text:span text:style-name="T2">1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21.32cm" svg:y1="27.51cm" svg:x2="19.415cm" svg:y2="27.51cm" draw:start-shape="id97" draw:start-glue-point="6" draw:end-shape="id98" draw:end-glue-point="1" svg:d="m21320 27510h-1905">
          <text:p/>
        </draw:connector>
        <draw:frame draw:style-name="gr10" draw:text-style-name="P8" draw:layer="layout" svg:width="1.653cm" svg:height="0.747cm" svg:x="19.667cm" svg:y="26.835cm">
          <draw:text-box>
            <text:p text:style-name="P7"><text:span text:style-name="T3">B/B R</text:span></text:p>
          </draw:text-box>
        </draw:frame>
        <draw:connector draw:style-name="gr2" draw:text-style-name="P2" draw:layer="layout" draw:type="curve" svg:x1="18.94cm" svg:y1="27.035cm" svg:x2="19.276cm" svg:y2="27.174cm" draw:start-shape="id98" draw:start-glue-point="4" draw:end-shape="id98" draw:end-glue-point="11" svg:d="m18940 27035c0-751 336-821 336 139">
          <text:p/>
        </draw:connector>
        <draw:frame draw:style-name="gr10" draw:text-style-name="P8" draw:layer="layout" svg:width="1.632cm" svg:height="1.243cm" svg:x="18.456cm" svg:y="25.265cm">
          <draw:text-box>
            <text:p text:style-name="P7"><text:span text:style-name="T3">1/B R</text:span></text:p>
            <text:p text:style-name="P7"><text:span text:style-name="T3">B/B L</text:span></text:p>
          </draw:text-box>
        </draw:frame>
        <draw:custom-shape draw:style-name="gr5" draw:text-style-name="P1" draw:id="id99" draw:layer="layout" svg:width="0.95cm" svg:height="0.95cm" svg:x="16.24cm" svg:y="27.035cm">
          <text:p text:style-name="P6"><text:span text:style-name="T2">1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curve" svg:x1="18.465cm" svg:y1="27.51cm" svg:x2="17.19cm" svg:y2="27.51cm" draw:start-shape="id98" draw:start-glue-point="6" draw:end-shape="id99" draw:end-glue-point="10" svg:d="m18465 27510h-1275">
          <text:p/>
        </draw:connector>
        <draw:frame draw:style-name="gr10" draw:text-style-name="P8" draw:layer="layout" svg:width="1.717cm" svg:height="0.747cm" svg:x="16.867cm" svg:y="26.736cm">
          <draw:text-box>
            <text:p text:style-name="P7"><text:span text:style-name="T3">#/B R</text:span></text:p>
          </draw:text-box>
        </draw:frame>
        <draw:g draw:id="id100">
          <draw:custom-shape draw:style-name="gr1" draw:text-style-name="P1" draw:layer="layout" svg:width="0.95cm" svg:height="0.95cm" svg:x="13.7cm" svg:y="27.0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3.8cm" svg:y="27.13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13.7cm" svg:y="27.0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13.8cm" svg:y="27.135cm">
            <text:p text:style-name="P6"><text:span text:style-name="T2">T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" draw:text-style-name="P2" draw:layer="layout" draw:type="curve" svg:x1="16.24cm" svg:y1="27.51cm" svg:x2="14.65cm" svg:y2="27.51cm" draw:start-shape="id99" draw:start-glue-point="6" draw:end-shape="id100" draw:end-glue-point="1" svg:d="m16240 27510h-1590">
          <text:p/>
        </draw:connector>
        <draw:frame draw:style-name="gr10" draw:text-style-name="P8" draw:layer="layout" svg:width="1.573cm" svg:height="0.747cm" svg:x="14.723cm" svg:y="26.8cm">
          <draw:text-box>
            <text:p text:style-name="P7"><text:span text:style-name="T3">B/1 L</text:span></text:p>
          </draw:text-box>
        </draw:frame>
        <draw:custom-shape draw:style-name="gr5" draw:text-style-name="P1" draw:id="id108" draw:layer="layout" svg:width="0.95cm" svg:height="0.95cm" svg:x="32.75cm" svg:y="31.165cm">
          <text:p text:style-name="P6"><text:span text:style-name="T2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01" draw:layer="layout" svg:width="0.95cm" svg:height="0.95cm" svg:x="32.75cm" svg:y="28.625cm">
          <text:p text:style-name="P6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02" draw:layer="layout" svg:width="0.95cm" svg:height="0.95cm" svg:x="37.195cm" svg:y="28.625cm">
          <text:p text:style-name="P6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03" draw:layer="layout" svg:width="0.95cm" svg:height="0.95cm" svg:x="41.235cm" svg:y="28.625cm">
          <text:p text:style-name="P6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id="id106" draw:layer="layout" svg:width="0.95cm" svg:height="0.95cm" svg:x="45.135cm" svg:y="28.625cm">
          <text:p text:style-name="P6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 draw:id="id107">
          <draw:custom-shape draw:style-name="gr1" draw:text-style-name="P1" draw:layer="layout" svg:width="0.95cm" svg:height="0.95cm" svg:x="41.251cm" svg:y="2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41.351cm" svg:y="26.2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41.251cm" svg:y="2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41.351cm" svg:y="26.2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" draw:text-style-name="P2" draw:layer="layout" draw:type="curve" svg:x1="33.7cm" svg:y1="29.1cm" svg:x2="37.195cm" svg:y2="29.1cm" draw:start-shape="id101" draw:start-glue-point="10" draw:end-shape="id102" draw:end-glue-point="6" svg:d="m33700 29100h3495">
          <text:p/>
        </draw:connector>
        <draw:connector draw:style-name="gr2" draw:text-style-name="P2" draw:layer="layout" draw:type="curve" svg:x1="38.145cm" svg:y1="29.1cm" svg:x2="41.235cm" svg:y2="29.1cm" draw:start-shape="id102" draw:start-glue-point="10" draw:end-shape="id103" draw:end-glue-point="6" svg:d="m38145 29100h3090">
          <text:p/>
        </draw:connector>
        <draw:frame draw:style-name="gr10" draw:text-style-name="P8" draw:layer="layout" svg:width="3.402cm" svg:height="0.747cm" svg:x="32.985cm" svg:y="30.098cm">
          <draw:text-box>
            <text:p text:style-name="P7"><text:span text:style-name="T3">[B/B R, B/B R]</text:span></text:p>
          </draw:text-box>
        </draw:frame>
        <draw:frame draw:style-name="gr10" draw:text-style-name="P8" draw:layer="layout" svg:width="3.427cm" svg:height="1.243cm" svg:x="33.885cm" svg:y="27.77cm">
          <draw:text-box>
            <text:p text:style-name="P7"><text:span text:style-name="T3">[0/# R, B/0 R]</text:span></text:p>
            <text:p text:style-name="P7"><text:span text:style-name="T3">[1/# R, B/1 R]</text:span></text:p>
          </draw:text-box>
        </draw:frame>
        <draw:frame draw:style-name="gr10" draw:text-style-name="P8" draw:layer="layout" svg:width="3.402cm" svg:height="0.747cm" svg:x="37.93cm" svg:y="28.27cm">
          <draw:text-box>
            <text:p text:style-name="P7"><text:span text:style-name="T3">[B/B R, B/B R]</text:span></text:p>
          </draw:text-box>
        </draw:frame>
        <draw:frame draw:style-name="gr10" draw:text-style-name="P8" draw:layer="layout" svg:width="3.288cm" svg:height="0.747cm" svg:x="41.975cm" svg:y="28.393cm">
          <draw:text-box>
            <text:p text:style-name="P7"><text:span text:style-name="T3">[B/B L, B/B L]</text:span></text:p>
          </draw:text-box>
        </draw:frame>
        <draw:frame draw:style-name="gr10" draw:text-style-name="P8" draw:layer="layout" svg:width="3.364cm" svg:height="0.747cm" svg:x="42.386cm" svg:y="26.765cm">
          <draw:text-box>
            <text:p text:style-name="P7"><text:span text:style-name="T3">[#/1 L, B/B S]</text:span></text:p>
          </draw:text-box>
        </draw:frame>
        <draw:custom-shape draw:style-name="gr5" draw:text-style-name="P1" draw:id="id104" draw:layer="layout" svg:width="0.95cm" svg:height="0.95cm" svg:x="45.135cm" svg:y="31.835cm">
          <text:p text:style-name="P6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0" draw:text-style-name="P8" draw:layer="layout" svg:width="3.3cm" svg:height="2.235cm" svg:x="45.55cm" svg:y="29.475cm">
          <draw:text-box>
            <text:p text:style-name="P7"><text:span text:style-name="T3">[1/B L, B/B S]</text:span></text:p>
            <text:p text:style-name="P7"><text:span text:style-name="T3">[0/B L, B/B S]</text:span></text:p>
            <text:p text:style-name="P7"><text:span text:style-name="T3">[1/B L, 0/B L]</text:span></text:p>
            <text:p text:style-name="P7"><text:span text:style-name="T3">[0/B L, 1/B L]</text:span></text:p>
          </draw:text-box>
        </draw:frame>
        <draw:connector draw:style-name="gr2" draw:text-style-name="P2" draw:layer="layout" draw:type="curve" svg:x1="45.946cm" svg:y1="32.646cm" svg:x2="45.61cm" svg:y2="32.785cm" draw:start-shape="id104" draw:start-glue-point="9" draw:end-shape="id104" draw:end-glue-point="8" svg:d="m45946 32646c0 960-336 890-336 139">
          <text:p/>
        </draw:connector>
        <draw:frame draw:style-name="gr10" draw:text-style-name="P8" draw:layer="layout" svg:width="3.321cm" svg:height="4.715cm" svg:x="44.155cm" svg:y="33.385cm">
          <draw:text-box>
            <text:p text:style-name="P7"><text:span text:style-name="T3">[0/B L, 1/B L]</text:span></text:p>
            <text:p text:style-name="P7"><text:span text:style-name="T3">[1/B L, 0/B L]</text:span></text:p>
            <text:p text:style-name="P7"><text:span text:style-name="T3">[0/B L, 0/B L]</text:span></text:p>
            <text:p text:style-name="P7"><text:span text:style-name="T3">[1/B L, 1/B L]</text:span></text:p>
            <text:p text:style-name="P7"><text:span text:style-name="T3">[0/B L, B/B S]</text:span></text:p>
            <text:p text:style-name="P7"><text:span text:style-name="T3">[1/B L, B/B S]</text:span></text:p>
            <text:p text:style-name="P7"><text:span text:style-name="T3">[B/B L, 1/B L]</text:span></text:p>
            <text:p text:style-name="P7"><text:span text:style-name="T3">[B/B L, 0/B L]</text:span></text:p>
            <text:p text:style-name="P7"><text:span text:style-name="T3">[B/B L, B/B S]</text:span></text:p>
          </draw:text-box>
        </draw:frame>
        <draw:g draw:id="id105">
          <draw:custom-shape draw:style-name="gr1" draw:text-style-name="P1" draw:layer="layout" svg:width="0.95cm" svg:height="0.95cm" svg:x="40.905cm" svg:y="31.85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41.005cm" svg:y="31.95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95cm" svg:height="0.95cm" svg:x="40.905cm" svg:y="31.85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724cm" svg:height="0.724cm" svg:x="41.005cm" svg:y="31.955cm">
            <text:p text:style-name="P6"><text:span text:style-name="T2">F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" draw:text-style-name="P2" draw:layer="layout" draw:type="curve" svg:x1="45.135cm" svg:y1="32.31cm" svg:x2="41.855cm" svg:y2="32.33cm" draw:start-shape="id104" draw:start-glue-point="6" draw:end-shape="id105" draw:end-glue-point="1" svg:d="m45135 32310c-2460 0-820 20-3280 20">
          <text:p/>
        </draw:connector>
        <draw:frame draw:style-name="gr10" draw:text-style-name="P8" draw:layer="layout" svg:width="3.364cm" svg:height="0.747cm" svg:x="41.948cm" svg:y="31.58cm">
          <draw:text-box>
            <text:p text:style-name="P7"><text:span text:style-name="T3">[#/0 L, B/B S]</text:span></text:p>
          </draw:text-box>
        </draw:frame>
        <draw:connector draw:style-name="gr2" draw:text-style-name="P2" draw:layer="layout" draw:type="curve" svg:x1="42.185cm" svg:y1="29.1cm" svg:x2="45.135cm" svg:y2="29.1cm" draw:start-shape="id103" draw:start-glue-point="10" draw:end-shape="id106" draw:end-glue-point="6" svg:d="m42185 29100h2950">
          <text:p/>
        </draw:connector>
        <draw:connector draw:style-name="gr2" draw:text-style-name="P2" draw:layer="layout" draw:type="curve" svg:x1="45.61cm" svg:y1="28.625cm" svg:x2="41.726cm" svg:y2="27.05cm" draw:start-shape="id106" draw:start-glue-point="4" draw:end-shape="id107" draw:end-glue-point="2" svg:d="m45610 28625c0-1180-3884-393-3884-1575">
          <text:p/>
        </draw:connector>
        <draw:connector draw:style-name="gr2" draw:text-style-name="P2" draw:layer="layout" draw:type="curve" svg:x1="45.61cm" svg:y1="29.575cm" svg:x2="45.61cm" svg:y2="31.835cm" draw:start-shape="id106" draw:start-glue-point="8" draw:end-shape="id104" draw:end-glue-point="4" svg:d="m45610 29575v2260">
          <text:p/>
        </draw:connector>
        <draw:connector draw:style-name="gr2" draw:text-style-name="P2" draw:layer="layout" draw:type="curve" svg:x1="45.946cm" svg:y1="28.764cm" svg:x2="46.085cm" svg:y2="29.1cm" draw:start-shape="id106" draw:start-glue-point="11" draw:end-shape="id106" draw:end-glue-point="10" svg:d="m45946 28764c960 0 890 336 139 336">
          <text:p/>
        </draw:connector>
        <draw:frame draw:style-name="gr10" draw:text-style-name="P8" draw:layer="layout" svg:width="3.321cm" svg:height="1.739cm" svg:x="45.96cm" svg:y="27.105cm">
          <draw:text-box>
            <text:p text:style-name="P7"><text:span text:style-name="T3">[B/B L, B/B S]</text:span></text:p>
            <text:p text:style-name="P7"><text:span text:style-name="T3">[1/B L, 1/B L]</text:span></text:p>
            <text:p text:style-name="P7"><text:span text:style-name="T3">[0/B L, 0/B L]</text:span></text:p>
          </draw:text-box>
        </draw:frame>
        <draw:connector draw:style-name="gr2" draw:text-style-name="P2" draw:layer="layout" draw:type="curve" svg:x1="37.67cm" svg:y1="28.625cm" svg:x2="38.006cm" svg:y2="28.764cm" draw:start-shape="id102" draw:start-glue-point="4" draw:end-shape="id102" draw:end-glue-point="11" svg:d="m37670 28625c0-751 336-821 336 139">
          <text:p/>
        </draw:connector>
        <draw:frame draw:style-name="gr10" draw:text-style-name="P8" draw:layer="layout" svg:width="3.36cm" svg:height="1.243cm" svg:x="36.708cm" svg:y="26.8cm">
          <draw:text-box>
            <text:p text:style-name="P7"><text:span text:style-name="T3">[0/B R, B/0 R]</text:span></text:p>
            <text:p text:style-name="P7"><text:span text:style-name="T3">[1/B R, B/1 R]</text:span></text:p>
          </draw:text-box>
        </draw:frame>
        <draw:connector draw:style-name="gr2" draw:text-style-name="P2" draw:layer="layout" draw:type="curve" svg:x1="41.71cm" svg:y1="29.575cm" svg:x2="41.374cm" svg:y2="29.436cm" draw:start-shape="id103" draw:start-glue-point="8" draw:end-shape="id103" draw:end-glue-point="7" svg:d="m41710 29575c0 751-336 821-336-139">
          <text:p/>
        </draw:connector>
        <draw:frame draw:style-name="gr10" draw:text-style-name="P8" draw:layer="layout" svg:width="3.334cm" svg:height="1.243cm" svg:x="38.23cm" svg:y="29.902cm">
          <draw:text-box>
            <text:p text:style-name="P7"><text:span text:style-name="T3">[1/1 R, B/B S]</text:span></text:p>
            <text:p text:style-name="P7"><text:span text:style-name="T3">[0/0 R, B/B S]</text:span></text:p>
          </draw:text-box>
        </draw:frame>
        <draw:connector draw:style-name="gr2" draw:text-style-name="P2" draw:layer="layout" draw:type="curve" svg:x1="33.225cm" svg:y1="31.165cm" svg:x2="33.225cm" svg:y2="29.575cm" draw:start-shape="id108" draw:start-glue-point="4" draw:end-shape="id101" draw:end-glue-point="8" svg:d="m33225 31165v-15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meta:initial-creator>jb</meta:initial-creator>
    <meta:creation-date>2011-03-14T11:19:28</meta:creation-date>
    <dc:date>2011-03-16T23:35:22</dc:date>
    <meta:editing-cycles>226</meta:editing-cycles>
    <meta:editing-duration>PT23H22M23S</meta:editing-duration>
    <meta:document-statistic meta:object-count="420"/>
    <meta:user-defined meta:name="Info 1"/>
    <meta:user-defined meta:name="Info 2"/>
    <meta:user-defined meta:name="Info 3"/>
    <meta:user-defined meta:name="Info 4"/>
  </office:meta>
</office:document-meta>
</file>